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美しい">
            <text:p>美しい</text:p>
          </table:table-cell>
          <table:table-cell office:value-type="string" office:value="うつくしい">
            <text:p>うつくしい</text:p>
          </table:table-cell>
          <table:table-cell office:value-type="string" office:value="beautiful">
            <text:p>beautifu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絵は美しいです。">
            <text:p>この絵は美しいです。</text:p>
          </table:table-cell>
          <table:table-cell office:value-type="string" office:value="この え は うつくしい です。">
            <text:p>この え は うつくしい です。</text:p>
          </table:table-cell>
          <table:table-cell office:value-type="string" office:value="This picture is beautiful.">
            <text:p>This picture is beautiful.</text:p>
          </table:table-cell>
          <table:table-cell office:value-type="string" office:value="今夜は星がとても美しい。">
            <text:p>今夜は星がとても美しい。</text:p>
          </table:table-cell>
          <table:table-cell office:value-type="string" office:value="こんや は ほし が とても うつくしい。">
            <text:p>こんや は ほし が とても うつくしい。</text:p>
          </table:table-cell>
          <table:table-cell office:value-type="string" office:value="The stars are very beautiful tonight.">
            <text:p>The stars are very beautiful ton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つも">
            <text:p>いつも</text:p>
          </table:table-cell>
          <table:table-cell office:value-type="string" office:value="いつも">
            <text:p>いつも</text:p>
          </table:table-cell>
          <table:table-cell office:value-type="string" office:value="always (colloquial)">
            <text:p>always (colloquial)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朝ご飯にはいつもパンを食べる。">
            <text:p>朝ご飯にはいつもパンを食べる。</text:p>
          </table:table-cell>
          <table:table-cell office:value-type="string" office:value="あさ ごはん に は いつも パン を たべる。">
            <text:p>あさ ごはん に は いつも パン を たべる。</text:p>
          </table:table-cell>
          <table:table-cell office:value-type="string" office:value="I always eat bread for breakfast.">
            <text:p>I always eat bread for breakfa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足">
            <text:p>足</text:p>
          </table:table-cell>
          <table:table-cell office:value-type="string" office:value="あし">
            <text:p>あし</text:p>
          </table:table-cell>
          <table:table-cell office:value-type="string" office:value="leg, foot">
            <text:p>leg, foo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は足が長い。">
            <text:p>彼は足が長い。</text:p>
          </table:table-cell>
          <table:table-cell office:value-type="string" office:value="かれ は あし が ながい。">
            <text:p>かれ は あし が ながい。</text:p>
          </table:table-cell>
          <table:table-cell office:value-type="string" office:value="He has long legs.">
            <text:p>He has long legs.</text:p>
          </table:table-cell>
          <table:table-cell office:value-type="string" office:value="彼女は足が太い。">
            <text:p>彼女は足が太い。</text:p>
          </table:table-cell>
          <table:table-cell office:value-type="string" office:value="かのじょ は あし が ふとい。">
            <text:p>かのじょ は あし が ふとい。</text:p>
          </table:table-cell>
          <table:table-cell office:value-type="string" office:value="She has fat legs.">
            <text:p>She has fat le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す">
            <text:p>起こす</text:p>
          </table:table-cell>
          <table:table-cell office:value-type="string" office:value="おこす">
            <text:p>おこす</text:p>
          </table:table-cell>
          <table:table-cell office:value-type="string" office:value="wake (someone) up">
            <text:p>wake (someone) u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明日、6時に起こしてください。">
            <text:p>明日、6時に起こしてください。</text:p>
          </table:table-cell>
          <table:table-cell office:value-type="string" office:value="あす 6 じ に おこして ください。">
            <text:p>あす 6 じ に おこして ください。</text:p>
          </table:table-cell>
          <table:table-cell office:value-type="string" office:value="Please wake me up tomorrow at six o'clock.">
            <text:p>Please wake me up tomorrow at six o'clock.</text:p>
          </table:table-cell>
          <table:table-cell office:value-type="string" office:value="私は、毎朝7時に息子を起こします。">
            <text:p>私は、毎朝7時に息子を起こします。</text:p>
          </table:table-cell>
          <table:table-cell office:value-type="string" office:value="わたし は、まいあさ 7 じ に むすこ を おこします。">
            <text:p>わたし は、まいあさ 7 じ に むすこ を おこします。</text:p>
          </table:table-cell>
          <table:table-cell office:value-type="string" office:value="Every morning I wake my son up at seven.">
            <text:p>Every morning I wake my son up at sev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せる">
            <text:p>見せる</text:p>
          </table:table-cell>
          <table:table-cell office:value-type="string" office:value="みせる">
            <text:p>みせる</text:p>
          </table:table-cell>
          <table:table-cell office:value-type="string" office:value="show">
            <text:p>sh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その写真を見せてください。">
            <text:p>その写真を見せてください。</text:p>
          </table:table-cell>
          <table:table-cell office:value-type="string" office:value="その しゃしん を みせて ください。">
            <text:p>その しゃしん を みせて ください。</text:p>
          </table:table-cell>
          <table:table-cell office:value-type="string" office:value="Please show me those pictures.">
            <text:p>Please show me those pictures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娘">
            <text:p>娘</text:p>
          </table:table-cell>
          <table:table-cell office:value-type="string" office:value="むすめ">
            <text:p>むすめ</text:p>
          </table:table-cell>
          <table:table-cell office:value-type="string" office:value="daughter, girl">
            <text:p>daughter,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娘はアメリカにいます。">
            <text:p>私の娘はアメリカにいます。</text:p>
          </table:table-cell>
          <table:table-cell office:value-type="string" office:value="わたし の むすめ は アメリカ に います。">
            <text:p>わたし の むすめ は アメリカ に います。</text:p>
          </table:table-cell>
          <table:table-cell office:value-type="string" office:value="My daughter is in the United States.">
            <text:p>My daughter is in the United States.</text:p>
          </table:table-cell>
          <table:table-cell office:value-type="string" office:value="娘がピンクのドレスを着ている。">
            <text:p>娘がピンクのドレスを着ている。</text:p>
          </table:table-cell>
          <table:table-cell office:value-type="string" office:value="むすめ が ピンク の ドレス を きて いる。">
            <text:p>むすめ が ピンク の ドレス を きて いる。</text:p>
          </table:table-cell>
          <table:table-cell office:value-type="string" office:value="My daughter is wearing a pink dress.">
            <text:p>My daughter is wearing a pink dre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楽しむ">
            <text:p>楽しむ</text:p>
          </table:table-cell>
          <table:table-cell office:value-type="string" office:value="たのしむ">
            <text:p>たのしむ</text:p>
          </table:table-cell>
          <table:table-cell office:value-type="string" office:value="enjoy">
            <text:p>enjo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人の時間を楽しみたい。">
            <text:p>今日は一人の時間を楽しみたい。</text:p>
          </table:table-cell>
          <table:table-cell office:value-type="string" office:value="きょう は ひとり の じかん を たのしみたい。">
            <text:p>きょう は ひとり の じかん を たのしみたい。</text:p>
          </table:table-cell>
          <table:table-cell office:value-type="string" office:value="Today I want to enjoy some time to myself.">
            <text:p>Today I want to enjoy some time to myself.</text:p>
          </table:table-cell>
          <table:table-cell office:value-type="string" office:value="日本の生活を楽しんでください。">
            <text:p>日本の生活を楽しんでください。</text:p>
          </table:table-cell>
          <table:table-cell office:value-type="string" office:value="にほん の せいかつ を たのしんで ください。">
            <text:p>にほん の せいかつ を たのしんで ください。</text:p>
          </table:table-cell>
          <table:table-cell office:value-type="string" office:value="Please enjoy your life in Japan.">
            <text:p>Please enjoy your life in Japa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色">
            <text:p>色</text:p>
          </table:table-cell>
          <table:table-cell office:value-type="string" office:value="いろ">
            <text:p>いろ</text:p>
          </table:table-cell>
          <table:table-cell office:value-type="string" office:value="color">
            <text:p>colo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すてきな色のセーターですね。">
            <text:p>すてきな色のセーターですね。</text:p>
          </table:table-cell>
          <table:table-cell office:value-type="string" office:value="すてきな いろ の セーター です ね。">
            <text:p>すてきな いろ の セーター です ね。</text:p>
          </table:table-cell>
          <table:table-cell office:value-type="string" office:value="I like the color of your sweater.">
            <text:p>I like the color of your sweater.</text:p>
          </table:table-cell>
          <table:table-cell office:value-type="string" office:value="どっちの色が好きですか。">
            <text:p>どっちの色が好きですか。</text:p>
          </table:table-cell>
          <table:table-cell office:value-type="string" office:value="どっち の いろ が すき です か。">
            <text:p>どっち の いろ が すき です か。</text:p>
          </table:table-cell>
          <table:table-cell office:value-type="string" office:value="Which color do you like?">
            <text:p>Which color do you like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みんな">
            <text:p>みんな</text:p>
          </table:table-cell>
          <table:table-cell office:value-type="string" office:value="みんな">
            <text:p>みんな</text:p>
          </table:table-cell>
          <table:table-cell office:value-type="string" office:value="everybody (colloquial)">
            <text:p>everybody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みんなにお菓子をあげましょう。">
            <text:p>みんなにお菓子をあげましょう。</text:p>
          </table:table-cell>
          <table:table-cell office:value-type="string" office:value="みんな に おかし を あげましょう。">
            <text:p>みんな に おかし を あげましょう。</text:p>
          </table:table-cell>
          <table:table-cell office:value-type="string" office:value="Let's give everyone some sweets.">
            <text:p>Let's give everyone some sweets.</text:p>
          </table:table-cell>
          <table:table-cell office:value-type="string" office:value="みんなにこのことを伝えてください。">
            <text:p>みんなにこのことを伝えてください。</text:p>
          </table:table-cell>
          <table:table-cell office:value-type="string" office:value="みんな に この こと を つたえて ください。">
            <text:p>みんな に この こと を つたえて ください。</text:p>
          </table:table-cell>
          <table:table-cell office:value-type="string" office:value="Please tell everyone about this matter.">
            <text:p>Please tell everyone about this mat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る">
            <text:p>取る</text:p>
          </table:table-cell>
          <table:table-cell office:value-type="string" office:value="とる">
            <text:p>とる</text:p>
          </table:table-cell>
          <table:table-cell office:value-type="string" office:value="take, get">
            <text:p>take, ge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テストでいい点を取った。">
            <text:p>テストでいい点を取った。</text:p>
          </table:table-cell>
          <table:table-cell office:value-type="string" office:value="テスト で いい てん を とった。">
            <text:p>テスト で いい てん を とった。</text:p>
          </table:table-cell>
          <table:table-cell office:value-type="string" office:value="I got a good score on the test.">
            <text:p>I got a good score on the test.</text:p>
          </table:table-cell>
          <table:table-cell office:value-type="string" office:value="メモを取ってください。">
            <text:p>メモを取ってください。</text:p>
          </table:table-cell>
          <table:table-cell office:value-type="string" office:value="メモ を とって ください。">
            <text:p>メモ を とって ください。</text:p>
          </table:table-cell>
          <table:table-cell office:value-type="string" office:value="Please take notes.">
            <text:p>Please take not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勉強">
            <text:p>勉強</text:p>
          </table:table-cell>
          <table:table-cell office:value-type="string" office:value="べんきょう">
            <text:p>べんきょう</text:p>
          </table:table-cell>
          <table:table-cell office:value-type="string" office:value="study">
            <text:p>study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私は日本語を勉強しています。">
            <text:p>私は日本語を勉強しています。</text:p>
          </table:table-cell>
          <table:table-cell office:value-type="string" office:value="わたし は にほん ご を べんきょう して います。">
            <text:p>わたし は にほん ご を べんきょう して います。</text:p>
          </table:table-cell>
          <table:table-cell office:value-type="string" office:value="I'm studying Japanese.">
            <text:p>I'm studying Japanese.</text:p>
          </table:table-cell>
          <table:table-cell office:value-type="string" office:value="彼は今、勉強しています。">
            <text:p>彼は今、勉強しています。</text:p>
          </table:table-cell>
          <table:table-cell office:value-type="string" office:value="かれ は いま、べんきょう して います。">
            <text:p>かれ は いま、べんきょう して います。</text:p>
          </table:table-cell>
          <table:table-cell office:value-type="string" office:value="He's studying now.">
            <text:p>He's studying n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できる">
            <text:p>できる</text:p>
          </table:table-cell>
          <table:table-cell office:value-type="string" office:value="できる">
            <text:p>できる</text:p>
          </table:table-cell>
          <table:table-cell office:value-type="string" office:value="can do, be good at">
            <text:p>can do, be good 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はイタリア語ができます。">
            <text:p>彼女はイタリア語ができます。</text:p>
          </table:table-cell>
          <table:table-cell office:value-type="string" office:value="かのじょ は イタリア ご が できます。">
            <text:p>かのじょ は イタリア ご が できます。</text:p>
          </table:table-cell>
          <table:table-cell office:value-type="string" office:value="She can speak Italian.">
            <text:p>She can speak Italian.</text:p>
          </table:table-cell>
          <table:table-cell office:value-type="string" office:value="トラックを運転できますか。">
            <text:p>トラックを運転できますか。</text:p>
          </table:table-cell>
          <table:table-cell office:value-type="string" office:value="トラック を うんてん できます か。">
            <text:p>トラック を うんてん できます か。</text:p>
          </table:table-cell>
          <table:table-cell office:value-type="string" office:value="Can you drive a truck?">
            <text:p>Can you drive a truck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い">
            <text:p>短い</text:p>
          </table:table-cell>
          <table:table-cell office:value-type="string" office:value="みじかい">
            <text:p>みじかい</text:p>
          </table:table-cell>
          <table:table-cell office:value-type="string" office:value="short, brief">
            <text:p>short, brief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足が短い。">
            <text:p>彼は足が短い。</text:p>
          </table:table-cell>
          <table:table-cell office:value-type="string" office:value="かれ は あし が みじかい。">
            <text:p>かれ は あし が みじかい。</text:p>
          </table:table-cell>
          <table:table-cell office:value-type="string" office:value="His legs are short.">
            <text:p>His legs are short.</text:p>
          </table:table-cell>
          <table:table-cell office:value-type="string" office:value="このセーターはちょっと短いですね。">
            <text:p>このセーターはちょっと短いですね。</text:p>
          </table:table-cell>
          <table:table-cell office:value-type="string" office:value="この セーター は ちょっと みじかい です ね。">
            <text:p>この セーター は ちょっと みじかい です ね。</text:p>
          </table:table-cell>
          <table:table-cell office:value-type="string" office:value="This sweater is a little short.">
            <text:p>This sweater is a little shor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落ちる">
            <text:p>落ちる</text:p>
          </table:table-cell>
          <table:table-cell office:value-type="string" office:value="おちる">
            <text:p>おちる</text:p>
          </table:table-cell>
          <table:table-cell office:value-type="string" office:value="fall, come down">
            <text:p>fall, come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道に何か落ちています。">
            <text:p>道に何か落ちています。</text:p>
          </table:table-cell>
          <table:table-cell office:value-type="string" office:value="みち に なに か おちて います。">
            <text:p>みち に なに か おちて います。</text:p>
          </table:table-cell>
          <table:table-cell office:value-type="string" office:value="Something has fallen on the road.">
            <text:p>Something has fallen on the roa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息子">
            <text:p>息子</text:p>
          </table:table-cell>
          <table:table-cell office:value-type="string" office:value="むすこ">
            <text:p>むすこ</text:p>
          </table:table-cell>
          <table:table-cell office:value-type="string" office:value="son">
            <text:p>s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うちの息子は大学1年生です。">
            <text:p>うちの息子は大学1年生です。</text:p>
          </table:table-cell>
          <table:table-cell office:value-type="string" office:value="うち の むすこ は だいがく 1 ねんせい です。">
            <text:p>うち の むすこ は だいがく 1 ねんせい です。</text:p>
          </table:table-cell>
          <table:table-cell office:value-type="string" office:value="My son's a college freshman.">
            <text:p>My son's a college freshman.</text:p>
          </table:table-cell>
          <table:table-cell office:value-type="string" office:value="息子は中学生です。">
            <text:p>息子は中学生です。</text:p>
          </table:table-cell>
          <table:table-cell office:value-type="string" office:value="むすこ は ちゅうがくせい です。">
            <text:p>むすこ は ちゅうがくせい です。</text:p>
          </table:table-cell>
          <table:table-cell office:value-type="string" office:value="My son is a junior high school student.">
            <text:p>My son is a junior high school studen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白い">
            <text:p>白い</text:p>
          </table:table-cell>
          <table:table-cell office:value-type="string" office:value="しろい">
            <text:p>しろい</text:p>
          </table:table-cell>
          <table:table-cell office:value-type="string" office:value="white, blank">
            <text:p>white, blan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歯が白い。">
            <text:p>彼は歯が白い。</text:p>
          </table:table-cell>
          <table:table-cell office:value-type="string" office:value="かれ は は が しろい。">
            <text:p>かれ は は が しろい。</text:p>
          </table:table-cell>
          <table:table-cell office:value-type="string" office:value="His teeth are white.">
            <text:p>His teeth are white.</text:p>
          </table:table-cell>
          <table:table-cell office:value-type="string" office:value="庭に白いネコがいます。">
            <text:p>庭に白いネコがいます。</text:p>
          </table:table-cell>
          <table:table-cell office:value-type="string" office:value="にわ に しろい ネコ が います。">
            <text:p>にわ に しろい ネコ が います。</text:p>
          </table:table-cell>
          <table:table-cell office:value-type="string" office:value="There's a white cat in the garden.">
            <text:p>There's a white cat in the gard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飛行機">
            <text:p>飛行機</text:p>
          </table:table-cell>
          <table:table-cell office:value-type="string" office:value="ひこうき">
            <text:p>ひこうき</text:p>
          </table:table-cell>
          <table:table-cell office:value-type="string" office:value="airplane">
            <text:p>airpla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息子は飛行機のおもちゃが好きです。">
            <text:p>息子は飛行機のおもちゃが好きです。</text:p>
          </table:table-cell>
          <table:table-cell office:value-type="string" office:value="むすこ は ひこうき の おもちゃ が すき です。">
            <text:p>むすこ は ひこうき の おもちゃ が すき です。</text:p>
          </table:table-cell>
          <table:table-cell office:value-type="string" office:value="My son likes toy airplanes.">
            <text:p>My son likes toy airplanes.</text:p>
          </table:table-cell>
          <table:table-cell office:value-type="string" office:value="飛行機が1時間以上遅れた。">
            <text:p>飛行機が1時間以上遅れた。</text:p>
          </table:table-cell>
          <table:table-cell office:value-type="string" office:value="ひこうき が 1 じかん いじょう おくれた。">
            <text:p>ひこうき が 1 じかん いじょう おくれた。</text:p>
          </table:table-cell>
          <table:table-cell office:value-type="string" office:value="The plane arrived over an hour late.">
            <text:p>The plane arrived over an hour lat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病気">
            <text:p>病気</text:p>
          </table:table-cell>
          <table:table-cell office:value-type="string" office:value="びょうき">
            <text:p>びょうき</text:p>
          </table:table-cell>
          <table:table-cell office:value-type="string" office:value="illness">
            <text:p>illness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祖父が病気になった。">
            <text:p>祖父が病気になった。</text:p>
          </table:table-cell>
          <table:table-cell office:value-type="string" office:value="そふ が びょうき に なった。">
            <text:p>そふ が びょうき に なった。</text:p>
          </table:table-cell>
          <table:table-cell office:value-type="string" office:value="My grandfather got sick.">
            <text:p>My grandfather got sick.</text:p>
          </table:table-cell>
          <table:table-cell office:value-type="string" office:value="彼女は病気の犬を助けた。">
            <text:p>彼女は病気の犬を助けた。</text:p>
          </table:table-cell>
          <table:table-cell office:value-type="string" office:value="かのじょ は びょうき の いぬ を たすけた。">
            <text:p>かのじょ は びょうき の いぬ を たすけた。</text:p>
          </table:table-cell>
          <table:table-cell office:value-type="string" office:value="She helped a sick dog.">
            <text:p>She helped a sick do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冬">
            <text:p>冬</text:p>
          </table:table-cell>
          <table:table-cell office:value-type="string" office:value="ふゆ">
            <text:p>ふゆ</text:p>
          </table:table-cell>
          <table:table-cell office:value-type="string" office:value="winter">
            <text:p>win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ナダの冬はとても寒いです。">
            <text:p>カナダの冬はとても寒いです。</text:p>
          </table:table-cell>
          <table:table-cell office:value-type="string" office:value="カナダ の ふゆ は とても さむい です。">
            <text:p>カナダ の ふゆ は とても さむい です。</text:p>
          </table:table-cell>
          <table:table-cell office:value-type="string" office:value="Canadian winters are very cold.">
            <text:p>Canadian winters are very cold.</text:p>
          </table:table-cell>
          <table:table-cell office:value-type="string" office:value="冬はよくスキーに行きます。">
            <text:p>冬はよくスキーに行きます。</text:p>
          </table:table-cell>
          <table:table-cell office:value-type="string" office:value="ふゆ は よく スキー に いきます。">
            <text:p>ふゆ は よく スキー に いきます。</text:p>
          </table:table-cell>
          <table:table-cell office:value-type="string" office:value="We go skiing a lot in winter.">
            <text:p>We go skiing a lot in win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">
            <text:p>年</text:p>
          </table:table-cell>
          <table:table-cell office:value-type="string" office:value="とし">
            <text:p>とし</text:p>
          </table:table-cell>
          <table:table-cell office:value-type="string" office:value="year, age">
            <text:p>year, ag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新しい年が始まりました。">
            <text:p>新しい年が始まりました。</text:p>
          </table:table-cell>
          <table:table-cell office:value-type="string" office:value="あたらしい とし が はじまりました。">
            <text:p>あたらしい とし が はじまりました。</text:p>
          </table:table-cell>
          <table:table-cell office:value-type="string" office:value="A new year has started.">
            <text:p>A new year has started.</text:p>
          </table:table-cell>
          <table:table-cell office:value-type="string" office:value="いとこと私は同じ年です。">
            <text:p>いとこと私は同じ年です。</text:p>
          </table:table-cell>
          <table:table-cell office:value-type="string" office:value="いとこ と わたし は おなじ とし です。">
            <text:p>いとこ と わたし は おなじ とし です。</text:p>
          </table:table-cell>
          <table:table-cell office:value-type="string" office:value="My cousin and I are the same age.">
            <text:p>My cousin and I are the same ag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重い">
            <text:p>重い</text:p>
          </table:table-cell>
          <table:table-cell office:value-type="string" office:value="おもい">
            <text:p>おもい</text:p>
          </table:table-cell>
          <table:table-cell office:value-type="string" office:value="heavy">
            <text:p>heavy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かばんは重いです。">
            <text:p>このかばんは重いです。</text:p>
          </table:table-cell>
          <table:table-cell office:value-type="string" office:value="この かばん は おもい です。">
            <text:p>この かばん は おもい です。</text:p>
          </table:table-cell>
          <table:table-cell office:value-type="string" office:value="This bag is heavy.">
            <text:p>This bag is heavy.</text:p>
          </table:table-cell>
          <table:table-cell office:value-type="string" office:value="この箱は重い。">
            <text:p>この箱は重い。</text:p>
          </table:table-cell>
          <table:table-cell office:value-type="string" office:value="この はこ は おもい。">
            <text:p>この はこ は おもい。</text:p>
          </table:table-cell>
          <table:table-cell office:value-type="string" office:value="This box is heavy.">
            <text:p>This box is heav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胸">
            <text:p>胸</text:p>
          </table:table-cell>
          <table:table-cell office:value-type="string" office:value="むね">
            <text:p>むね</text:p>
          </table:table-cell>
          <table:table-cell office:value-type="string" office:value="chest, breast">
            <text:p>chest, breas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胸に少し痛みがあります。">
            <text:p>胸に少し痛みがあります。</text:p>
          </table:table-cell>
          <table:table-cell office:value-type="string" office:value="むね に すこし いたみ が あります。">
            <text:p>むね に すこし いたみ が あります。</text:p>
          </table:table-cell>
          <table:table-cell office:value-type="string" office:value="I have a slight pain in my chest.">
            <text:p>I have a slight pain in my chest.</text:p>
          </table:table-cell>
          <table:table-cell office:value-type="string" office:value="彼女の髪は胸まである。">
            <text:p>彼女の髪は胸まである。</text:p>
          </table:table-cell>
          <table:table-cell office:value-type="string" office:value="かのじょ の かみ は むね まで ある。">
            <text:p>かのじょ の かみ は むね まで ある。</text:p>
          </table:table-cell>
          <table:table-cell office:value-type="string" office:value="Her hair goes down to her chest.">
            <text:p>Her hair goes down to her che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払う">
            <text:p>払う</text:p>
          </table:table-cell>
          <table:table-cell office:value-type="string" office:value="はらう">
            <text:p>はらう</text:p>
          </table:table-cell>
          <table:table-cell office:value-type="string" office:value="pay (money, respect, attention, etc.)">
            <text:p>pay (money, respect, attention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が払いましょう。">
            <text:p>私が払いましょう。</text:p>
          </table:table-cell>
          <table:table-cell office:value-type="string" office:value="わたし が はらいましょう。">
            <text:p>わたし が はらいましょう。</text:p>
          </table:table-cell>
          <table:table-cell office:value-type="string" office:value="I'll pay for that.">
            <text:p>I'll pay for that.</text:p>
          </table:table-cell>
          <table:table-cell office:value-type="string" office:value="別々に払いましょう。">
            <text:p>別々に払いましょう。</text:p>
          </table:table-cell>
          <table:table-cell office:value-type="string" office:value="べつべつ に はらいましょう。">
            <text:p>べつべつ に はらいましょう。</text:p>
          </table:table-cell>
          <table:table-cell office:value-type="string" office:value="Let's pay separately.">
            <text:p>Let's pay separatel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い">
            <text:p>軽い</text:p>
          </table:table-cell>
          <table:table-cell office:value-type="string" office:value="かるい">
            <text:p>かるい</text:p>
          </table:table-cell>
          <table:table-cell office:value-type="string" office:value="light (of weight, degree, etc.)">
            <text:p>light (of weight, degree, etc.)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この靴はとても軽い。">
            <text:p>この靴はとても軽い。</text:p>
          </table:table-cell>
          <table:table-cell office:value-type="string" office:value="この くつ は とても かるい。">
            <text:p>この くつ は とても かるい。</text:p>
          </table:table-cell>
          <table:table-cell office:value-type="string" office:value="These shoes are very light.">
            <text:p>These shoes are very light.</text:p>
          </table:table-cell>
          <table:table-cell office:value-type="string" office:value="あなたのかばんは軽いですね。">
            <text:p>あなたのかばんは軽いですね。</text:p>
          </table:table-cell>
          <table:table-cell office:value-type="string" office:value="あなた の かばん は かるい です ね。">
            <text:p>あなた の かばん は かるい です ね。</text:p>
          </table:table-cell>
          <table:table-cell office:value-type="string" office:value="Your bag is light.">
            <text:p>Your bag is l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つける">
            <text:p>見つける</text:p>
          </table:table-cell>
          <table:table-cell office:value-type="string" office:value="みつける">
            <text:p>みつける</text:p>
          </table:table-cell>
          <table:table-cell office:value-type="string" office:value="find">
            <text:p>f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新しい仕事を見つけました。">
            <text:p>新しい仕事を見つけました。</text:p>
          </table:table-cell>
          <table:table-cell office:value-type="string" office:value="あたらしい しごと を みつけました。">
            <text:p>あたらしい しごと を みつけました。</text:p>
          </table:table-cell>
          <table:table-cell office:value-type="string" office:value="I found a new job.">
            <text:p>I found a new job.</text:p>
          </table:table-cell>
          <table:table-cell office:value-type="string" office:value="うまい寿司屋を見つけたよ。">
            <text:p>うまい寿司屋を見つけたよ。</text:p>
          </table:table-cell>
          <table:table-cell office:value-type="string" office:value="うまい すし や を みつけた よ。">
            <text:p>うまい すし や を みつけた よ。</text:p>
          </table:table-cell>
          <table:table-cell office:value-type="string" office:value="I found a good sushi restaurant.">
            <text:p>I found a good sushi restauran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忘れる">
            <text:p>忘れる</text:p>
          </table:table-cell>
          <table:table-cell office:value-type="string" office:value="わすれる">
            <text:p>わすれる</text:p>
          </table:table-cell>
          <table:table-cell office:value-type="string" office:value="forget, leave behind">
            <text:p>forget, leave behi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約束を忘れないでください。">
            <text:p>約束を忘れないでください。</text:p>
          </table:table-cell>
          <table:table-cell office:value-type="string" office:value="やくそく を わすれないで ください。">
            <text:p>やくそく を わすれないで ください。</text:p>
          </table:table-cell>
          <table:table-cell office:value-type="string" office:value="Please don't forget our promise.">
            <text:p>Please don't forget our promise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酒">
            <text:p>酒</text:p>
          </table:table-cell>
          <table:table-cell office:value-type="string" office:value="さけ">
            <text:p>さけ</text:p>
          </table:table-cell>
          <table:table-cell office:value-type="string" office:value="alcohol, rice wine">
            <text:p>alcohol, rice wi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酒に強い。">
            <text:p>彼女は酒に強い。</text:p>
          </table:table-cell>
          <table:table-cell office:value-type="string" office:value="かのじょ は さけ に つよい。">
            <text:p>かのじょ は さけ に つよい。</text:p>
          </table:table-cell>
          <table:table-cell office:value-type="string" office:value="She holds her liquor well.">
            <text:p>She holds her liquor well.</text:p>
          </table:table-cell>
          <table:table-cell office:value-type="string" office:value="友達とお酒を飲んでいます。">
            <text:p>友達とお酒を飲んでいます。</text:p>
          </table:table-cell>
          <table:table-cell office:value-type="string" office:value="ともだち と おさけ を のんで います。">
            <text:p>ともだち と おさけ を のんで います。</text:p>
          </table:table-cell>
          <table:table-cell office:value-type="string" office:value="I'm drinking sake with my friend.">
            <text:p>I'm drinking sake with my frien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どちら">
            <text:p>どちら</text:p>
          </table:table-cell>
          <table:table-cell office:value-type="string" office:value="どちら">
            <text:p>どちら</text:p>
          </table:table-cell>
          <table:table-cell office:value-type="string" office:value="which (polite)">
            <text:p>which (polite)</text:p>
          </table:table-cell>
          <table:table-cell office:value-type="string" office:value="Interrogative">
            <text:p>Interrogative</text:p>
          </table:table-cell>
          <table:table-cell office:value-type="string" office:value="2">
            <text:p>2</text:p>
          </table:table-cell>
          <table:table-cell office:value-type="string" office:value="肉と魚とどちらが好きですか。">
            <text:p>肉と魚とどちらが好きですか。</text:p>
          </table:table-cell>
          <table:table-cell office:value-type="string" office:value="にく と さかな と どちら が すき です か。">
            <text:p>にく と さかな と どちら が すき です か。</text:p>
          </table:table-cell>
          <table:table-cell office:value-type="string" office:value="Which do you prefer, meat or fish?">
            <text:p>Which do you prefer, meat or fish?</text:p>
          </table:table-cell>
          <table:table-cell office:value-type="string" office:value="コーヒーと紅茶、どちらにしますか。">
            <text:p>コーヒーと紅茶、どちらにしますか。</text:p>
          </table:table-cell>
          <table:table-cell office:value-type="string" office:value="コーヒー と こうちゃ、どちら に します か。">
            <text:p>コーヒー と こうちゃ、どちら に します か。</text:p>
          </table:table-cell>
          <table:table-cell office:value-type="string" office:value="Which would you like, coffee or tea?">
            <text:p>Which would you like, coffee or tea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姉">
            <text:p>姉</text:p>
          </table:table-cell>
          <table:table-cell office:value-type="string" office:value="あね">
            <text:p>あね</text:p>
          </table:table-cell>
          <table:table-cell office:value-type="string" office:value="(one's own) older sister">
            <text:p>(one's own) older sis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姉は大学生です。">
            <text:p>姉は大学生です。</text:p>
          </table:table-cell>
          <table:table-cell office:value-type="string" office:value="あね は だいがくせい です。">
            <text:p>あね は だいがくせい です。</text:p>
          </table:table-cell>
          <table:table-cell office:value-type="string" office:value="My big sister's a college student.">
            <text:p>My big sister's a college student.</text:p>
          </table:table-cell>
          <table:table-cell office:value-type="string" office:value="姉は銀行で働いています。">
            <text:p>姉は銀行で働いています。</text:p>
          </table:table-cell>
          <table:table-cell office:value-type="string" office:value="あね は ぎんこう で はたらいて います。">
            <text:p>あね は ぎんこう で はたらいて います。</text:p>
          </table:table-cell>
          <table:table-cell office:value-type="string" office:value="My big sister works at a bank.">
            <text:p>My big sister works at a ban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覚える">
            <text:p>覚える</text:p>
          </table:table-cell>
          <table:table-cell office:value-type="string" office:value="おぼえる">
            <text:p>おぼえる</text:p>
          </table:table-cell>
          <table:table-cell office:value-type="string" office:value="memorize, learn">
            <text:p>memorize, lear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妹は平仮名を全部覚えました。">
            <text:p>妹は平仮名を全部覚えました。</text:p>
          </table:table-cell>
          <table:table-cell office:value-type="string" office:value="いもうと は ひらがな を ぜんぶ おぼえました。">
            <text:p>いもうと は ひらがな を ぜんぶ おぼえました。</text:p>
          </table:table-cell>
          <table:table-cell office:value-type="string" office:value="My little sister learned all hiragana.">
            <text:p>My little sister learned all hiragana.</text:p>
          </table:table-cell>
          <table:table-cell office:value-type="string" office:value="その車のナンバーを覚えていますか。">
            <text:p>その車のナンバーを覚えていますか。</text:p>
          </table:table-cell>
          <table:table-cell office:value-type="string" office:value="その くるま の ナンバー を おぼえて います か。">
            <text:p>その くるま の ナンバー を おぼえて います か。</text:p>
          </table:table-cell>
          <table:table-cell office:value-type="string" office:value="Do you remember the car's license number?">
            <text:p>Do you remember the car's license number?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狭い">
            <text:p>狭い</text:p>
          </table:table-cell>
          <table:table-cell office:value-type="string" office:value="せまい">
            <text:p>せまい</text:p>
          </table:table-cell>
          <table:table-cell office:value-type="string" office:value="narrow, small">
            <text:p>narrow, small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私の部屋は狭いです。">
            <text:p>私の部屋は狭いです。</text:p>
          </table:table-cell>
          <table:table-cell office:value-type="string" office:value="わたし の へや は せまい です。">
            <text:p>わたし の へや は せまい です。</text:p>
          </table:table-cell>
          <table:table-cell office:value-type="string" office:value="My room is small.">
            <text:p>My room is small.</text:p>
          </table:table-cell>
          <table:table-cell office:value-type="string" office:value="新しいオフィスはとても狭い。">
            <text:p>新しいオフィスはとても狭い。</text:p>
          </table:table-cell>
          <table:table-cell office:value-type="string" office:value="あたらしい オフィス は とても せまい。">
            <text:p>あたらしい オフィス は とても せまい。</text:p>
          </table:table-cell>
          <table:table-cell office:value-type="string" office:value="The new office is very small.">
            <text:p>The new office is very smal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赤い">
            <text:p>赤い</text:p>
          </table:table-cell>
          <table:table-cell office:value-type="string" office:value="あかい">
            <text:p>あかい</text:p>
          </table:table-cell>
          <table:table-cell office:value-type="string" office:value="red">
            <text:p>red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赤いバラを買いました。">
            <text:p>赤いバラを買いました。</text:p>
          </table:table-cell>
          <table:table-cell office:value-type="string" office:value="あかい バラ を かいました。">
            <text:p>あかい バラ を かいました。</text:p>
          </table:table-cell>
          <table:table-cell office:value-type="string" office:value="I bought a red rose.">
            <text:p>I bought a red rose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着る">
            <text:p>着る</text:p>
          </table:table-cell>
          <table:table-cell office:value-type="string" office:value="きる">
            <text:p>きる</text:p>
          </table:table-cell>
          <table:table-cell office:value-type="string" office:value="wear, put on">
            <text:p>wear, put o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スーツを着ています。">
            <text:p>今日はスーツを着ています。</text:p>
          </table:table-cell>
          <table:table-cell office:value-type="string" office:value="きょう は スーツ を きて います。">
            <text:p>きょう は スーツ を きて います。</text:p>
          </table:table-cell>
          <table:table-cell office:value-type="string" office:value="I'm wearing a suit today.">
            <text:p>I'm wearing a suit today.</text:p>
          </table:table-cell>
          <table:table-cell office:value-type="string" office:value="このパジャマを着て。">
            <text:p>このパジャマを着て。</text:p>
          </table:table-cell>
          <table:table-cell office:value-type="string" office:value="この パジャマ を きて。">
            <text:p>この パジャマ を きて。</text:p>
          </table:table-cell>
          <table:table-cell office:value-type="string" office:value="Put on these pajamas.">
            <text:p>Put on these pajama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笑う">
            <text:p>笑う</text:p>
          </table:table-cell>
          <table:table-cell office:value-type="string" office:value="わらう">
            <text:p>わらう</text:p>
          </table:table-cell>
          <table:table-cell office:value-type="string" office:value="laugh, smile">
            <text:p>laugh, smil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赤ん坊が笑っています。">
            <text:p>赤ん坊が笑っています。</text:p>
          </table:table-cell>
          <table:table-cell office:value-type="string" office:value="あかんぼう が わらって います。">
            <text:p>あかんぼう が わらって います。</text:p>
          </table:table-cell>
          <table:table-cell office:value-type="string" office:value="The baby is smiling.">
            <text:p>The baby is smiling.</text:p>
          </table:table-cell>
          <table:table-cell office:value-type="string" office:value="妹はよく笑います。">
            <text:p>妹はよく笑います。</text:p>
          </table:table-cell>
          <table:table-cell office:value-type="string" office:value="いもうと は よく わらいます。">
            <text:p>いもうと は よく わらいます。</text:p>
          </table:table-cell>
          <table:table-cell office:value-type="string" office:value="My little sister laughs a lot.">
            <text:p>My little sister laughs a lo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番">
            <text:p>一番</text:p>
          </table:table-cell>
          <table:table-cell office:value-type="string" office:value="いちばん">
            <text:p>いちばん</text:p>
          </table:table-cell>
          <table:table-cell office:value-type="string" office:value="most, best">
            <text:p>most, best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クラスで一番背が高い。">
            <text:p>彼はクラスで一番背が高い。</text:p>
          </table:table-cell>
          <table:table-cell office:value-type="string" office:value="かれ は クラス で いちばん せ が たかい。">
            <text:p>かれ は クラス で いちばん せ が たかい。</text:p>
          </table:table-cell>
          <table:table-cell office:value-type="string" office:value="He's the tallest in class.">
            <text:p>He's the tallest in class.</text:p>
          </table:table-cell>
          <table:table-cell office:value-type="string" office:value="これがこの町で一番高いビルです。">
            <text:p>これがこの町で一番高いビルです。</text:p>
          </table:table-cell>
          <table:table-cell office:value-type="string" office:value="これ が この まち で いちばん たかい ビル です。">
            <text:p>これ が この まち で いちばん たかい ビル です。</text:p>
          </table:table-cell>
          <table:table-cell office:value-type="string" office:value="This is the tallest building in this town.">
            <text:p>This is the tallest building in this tow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授業">
            <text:p>授業</text:p>
          </table:table-cell>
          <table:table-cell office:value-type="string" office:value="じゅぎょう">
            <text:p>じゅぎょう</text:p>
          </table:table-cell>
          <table:table-cell office:value-type="string" office:value="class session, lecture">
            <text:p>class session, lectur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今日は日本語の授業があります。">
            <text:p>今日は日本語の授業があります。</text:p>
          </table:table-cell>
          <table:table-cell office:value-type="string" office:value="きょう は にほんご の じゅぎょう が あります。">
            <text:p>きょう は にほんご の じゅぎょう が あります。</text:p>
          </table:table-cell>
          <table:table-cell office:value-type="string" office:value="We have a Japanese class today.">
            <text:p>We have a Japanese class today.</text:p>
          </table:table-cell>
          <table:table-cell office:value-type="string" office:value="私は英語の授業が好きです。">
            <text:p>私は英語の授業が好きです。</text:p>
          </table:table-cell>
          <table:table-cell office:value-type="string" office:value="わたし は えいご の じゅぎょう が すき です。">
            <text:p>わたし は えいご の じゅぎょう が すき です。</text:p>
          </table:table-cell>
          <table:table-cell office:value-type="string" office:value="I like my English class.">
            <text:p>I like my English cla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週">
            <text:p>週</text:p>
          </table:table-cell>
          <table:table-cell office:value-type="string" office:value="しゅう">
            <text:p>しゅう</text:p>
          </table:table-cell>
          <table:table-cell office:value-type="string" office:value="week">
            <text:p>wee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の次の週は空いてますか。">
            <text:p>その次の週は空いてますか。</text:p>
          </table:table-cell>
          <table:table-cell office:value-type="string" office:value="その つぎ の しゅう は あいて ます か。">
            <text:p>その つぎ の しゅう は あいて ます か。</text:p>
          </table:table-cell>
          <table:table-cell office:value-type="string" office:value="Will you be available the following week?">
            <text:p>Will you be available the following week?</text:p>
          </table:table-cell>
          <table:table-cell office:value-type="string" office:value="私は週に1回、テニスをします。">
            <text:p>私は週に1回、テニスをします。</text:p>
          </table:table-cell>
          <table:table-cell office:value-type="string" office:value="わたし は しゅう に 1 かい、テニス を します。">
            <text:p>わたし は しゅう に 1 かい、テニス を します。</text:p>
          </table:table-cell>
          <table:table-cell office:value-type="string" office:value="I play tennis once a week.">
            <text:p>I play tennis once a wee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漢字">
            <text:p>漢字</text:p>
          </table:table-cell>
          <table:table-cell office:value-type="string" office:value="かんじ">
            <text:p>かんじ</text:p>
          </table:table-cell>
          <table:table-cell office:value-type="string" office:value="Chinese character">
            <text:p>Chinese charact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漢字は中国からきました。">
            <text:p>漢字は中国からきました。</text:p>
          </table:table-cell>
          <table:table-cell office:value-type="string" office:value="かんじ は ちゅうごく から きました 。">
            <text:p>かんじ は ちゅうごく から きました 。</text:p>
          </table:table-cell>
          <table:table-cell office:value-type="string" office:value="Kanji came from China.">
            <text:p>Kanji came from China.</text:p>
          </table:table-cell>
          <table:table-cell office:value-type="string" office:value="この漢字の読み方を教えてください。">
            <text:p>この漢字の読み方を教えてください。</text:p>
          </table:table-cell>
          <table:table-cell office:value-type="string" office:value="この かんじ の よみかた を おしえて ください。">
            <text:p>この かんじ の よみかた を おしえて ください。</text:p>
          </table:table-cell>
          <table:table-cell office:value-type="string" office:value="Please tell me how to read this Chinese character.">
            <text:p>Please tell me how to read this Chinese charact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自転車">
            <text:p>自転車</text:p>
          </table:table-cell>
          <table:table-cell office:value-type="string" office:value="じてんしゃ">
            <text:p>じてんしゃ</text:p>
          </table:table-cell>
          <table:table-cell office:value-type="string" office:value="bicycle">
            <text:p>bicyc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毎日、駅まで自転車で行きます。">
            <text:p>毎日、駅まで自転車で行きます。</text:p>
          </table:table-cell>
          <table:table-cell office:value-type="string" office:value="まいにち、えき まで じてんしゃ で いきます。">
            <text:p>まいにち、えき まで じてんしゃ で いきます。</text:p>
          </table:table-cell>
          <table:table-cell office:value-type="string" office:value="I go to the station by bike every day.">
            <text:p>I go to the station by bike every day.</text:p>
          </table:table-cell>
          <table:table-cell office:value-type="string" office:value="昨日、自転車で海に行きました。">
            <text:p>昨日、自転車で海に行きました。</text:p>
          </table:table-cell>
          <table:table-cell office:value-type="string" office:value="きのう、じてんしゃ で うみ に いきました。">
            <text:p>きのう、じてんしゃ で うみ に いきました。</text:p>
          </table:table-cell>
          <table:table-cell office:value-type="string" office:value="Yesterday, I cycled to the sea.">
            <text:p>Yesterday, I cycled to the se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電車">
            <text:p>電車</text:p>
          </table:table-cell>
          <table:table-cell office:value-type="string" office:value="でんしゃ">
            <text:p>でんしゃ</text:p>
          </table:table-cell>
          <table:table-cell office:value-type="string" office:value="train">
            <text:p>trai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電車で通学しています。">
            <text:p>私は電車で通学しています。</text:p>
          </table:table-cell>
          <table:table-cell office:value-type="string" office:value="わたし は でんしゃ で つうがく して います。">
            <text:p>わたし は でんしゃ で つうがく して います。</text:p>
          </table:table-cell>
          <table:table-cell office:value-type="string" office:value="I go to school by train.">
            <text:p>I go to school by train.</text:p>
          </table:table-cell>
          <table:table-cell office:value-type="string" office:value="電車に傘を忘れた。">
            <text:p>電車に傘を忘れた。</text:p>
          </table:table-cell>
          <table:table-cell office:value-type="string" office:value="でんしゃ に かさ を わすれた。">
            <text:p>でんしゃ に かさ を わすれた。</text:p>
          </table:table-cell>
          <table:table-cell office:value-type="string" office:value="I left my umbrella on the train.">
            <text:p>I left my umbrella on the trai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探す">
            <text:p>探す</text:p>
          </table:table-cell>
          <table:table-cell office:value-type="string" office:value="さがす">
            <text:p>さがす</text:p>
          </table:table-cell>
          <table:table-cell office:value-type="string" office:value="search for, look for (someone or something one wants)">
            <text:p>search for, look for (someone or something one wants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郵便局を探していました。">
            <text:p>彼は郵便局を探していました。</text:p>
          </table:table-cell>
          <table:table-cell office:value-type="string" office:value="かれ は ゆうびんきょく を さがして いました。">
            <text:p>かれ は ゆうびんきょく を さがして いました。</text:p>
          </table:table-cell>
          <table:table-cell office:value-type="string" office:value="He was looking for the post office.">
            <text:p>He was looking for the post office.</text:p>
          </table:table-cell>
          <table:table-cell office:value-type="string" office:value="私は犬を探しています。">
            <text:p>私は犬を探しています。</text:p>
          </table:table-cell>
          <table:table-cell office:value-type="string" office:value="わたし は いぬ を さがして います。">
            <text:p>わたし は いぬ を さがして います。</text:p>
          </table:table-cell>
          <table:table-cell office:value-type="string" office:value="I'm looking for my dog.">
            <text:p>I'm looking for my do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紙">
            <text:p>紙</text:p>
          </table:table-cell>
          <table:table-cell office:value-type="string" office:value="かみ">
            <text:p>かみ</text:p>
          </table:table-cell>
          <table:table-cell office:value-type="string" office:value="paper">
            <text:p>pap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紙と鉛筆はありますか。">
            <text:p>紙と鉛筆はありますか。</text:p>
          </table:table-cell>
          <table:table-cell office:value-type="string" office:value="かみ と えんぴつ は あります か。">
            <text:p>かみ と えんぴつ は あります か。</text:p>
          </table:table-cell>
          <table:table-cell office:value-type="string" office:value="Do you have paper and pencil?">
            <text:p>Do you have paper and pencil?</text:p>
          </table:table-cell>
          <table:table-cell office:value-type="string" office:value="紙に大きな丸を描きました。">
            <text:p>紙に大きな丸を描きました。</text:p>
          </table:table-cell>
          <table:table-cell office:value-type="string" office:value="かみ に おおきな まる を かきました。">
            <text:p>かみ に おおきな まる を かきました。</text:p>
          </table:table-cell>
          <table:table-cell office:value-type="string" office:value="I drew a big circle on the paper.">
            <text:p>I drew a big circle on the pap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歌う">
            <text:p>歌う</text:p>
          </table:table-cell>
          <table:table-cell office:value-type="string" office:value="うたう">
            <text:p>うたう</text:p>
          </table:table-cell>
          <table:table-cell office:value-type="string" office:value="sing">
            <text:p>sing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たちは大きな声で歌いました。">
            <text:p>私たちは大きな声で歌いました。</text:p>
          </table:table-cell>
          <table:table-cell office:value-type="string" office:value="わたし たち は おおきな こえ で うたいました。">
            <text:p>わたし たち は おおきな こえ で うたいました。</text:p>
          </table:table-cell>
          <table:table-cell office:value-type="string" office:value="We sang loudly.">
            <text:p>We sang loudly.</text:p>
          </table:table-cell>
          <table:table-cell office:value-type="string" office:value="母はいつもその歌を歌います。">
            <text:p>母はいつもその歌を歌います。</text:p>
          </table:table-cell>
          <table:table-cell office:value-type="string" office:value="はは は いつも その うた を うたいます。">
            <text:p>はは は いつも その うた を うたいます。</text:p>
          </table:table-cell>
          <table:table-cell office:value-type="string" office:value="My mother always sings the song.">
            <text:p>My mother always sings the so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遅い">
            <text:p>遅い</text:p>
          </table:table-cell>
          <table:table-cell office:value-type="string" office:value="おそい">
            <text:p>おそい</text:p>
          </table:table-cell>
          <table:table-cell office:value-type="string" office:value="slow, late">
            <text:p>slow, late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前の車はとても遅い。">
            <text:p>前の車はとても遅い。</text:p>
          </table:table-cell>
          <table:table-cell office:value-type="string" office:value="まえ の くるま は とても おそい。">
            <text:p>まえ の くるま は とても おそい。</text:p>
          </table:table-cell>
          <table:table-cell office:value-type="string" office:value="The car in front of me is very slow.">
            <text:p>The car in front of me is very slow.</text:p>
          </table:table-cell>
          <table:table-cell office:value-type="string" office:value="もう遅いので帰ります。">
            <text:p>もう遅いので帰ります。</text:p>
          </table:table-cell>
          <table:table-cell office:value-type="string" office:value="もう おそい ので かえります。">
            <text:p>もう おそい ので かえります。</text:p>
          </table:table-cell>
          <table:table-cell office:value-type="string" office:value="It's late, so I'll get going.">
            <text:p>It's late, so I'll get go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首">
            <text:p>首</text:p>
          </table:table-cell>
          <table:table-cell office:value-type="string" office:value="くび">
            <text:p>くび</text:p>
          </table:table-cell>
          <table:table-cell office:value-type="string" office:value="neck">
            <text:p>neck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きりんの首は長い。">
            <text:p>きりんの首は長い。</text:p>
          </table:table-cell>
          <table:table-cell office:value-type="string" office:value="きりん の くび は ながい。">
            <text:p>きりん の くび は ながい。</text:p>
          </table:table-cell>
          <table:table-cell office:value-type="string" office:value="Giraffes have long necks.">
            <text:p>Giraffes have long necks.</text:p>
          </table:table-cell>
          <table:table-cell office:value-type="string" office:value="朝起きてから首が痛いです。">
            <text:p>朝起きてから首が痛いです。</text:p>
          </table:table-cell>
          <table:table-cell office:value-type="string" office:value="あさ おきて から くび が いたい です。">
            <text:p>あさ おきて から くび が いたい です。</text:p>
          </table:table-cell>
          <table:table-cell office:value-type="string" office:value="My neck has been aching since I woke up.">
            <text:p>My neck has been aching since I woke up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速い">
            <text:p>速い</text:p>
          </table:table-cell>
          <table:table-cell office:value-type="string" office:value="はやい">
            <text:p>はやい</text:p>
          </table:table-cell>
          <table:table-cell office:value-type="string" office:value="fast">
            <text:p>fas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走るのが速い。">
            <text:p>彼は走るのが速い。</text:p>
          </table:table-cell>
          <table:table-cell office:value-type="string" office:value="かれ は はしる の が はやい。">
            <text:p>かれ は はしる の が はやい。</text:p>
          </table:table-cell>
          <table:table-cell office:value-type="string" office:value="He runs fast.">
            <text:p>He runs fast.</text:p>
          </table:table-cell>
          <table:table-cell office:value-type="string" office:value="この車はとても速いですよ。">
            <text:p>この車はとても速いですよ。</text:p>
          </table:table-cell>
          <table:table-cell office:value-type="string" office:value="この くるま は とても はやい です よ。">
            <text:p>この くるま は とても はやい です よ。</text:p>
          </table:table-cell>
          <table:table-cell office:value-type="string" office:value="This car is very fast.">
            <text:p>This car is very fas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緒に">
            <text:p>一緒に</text:p>
          </table:table-cell>
          <table:table-cell office:value-type="string" office:value="いっしょに">
            <text:p>いっしょに</text:p>
          </table:table-cell>
          <table:table-cell office:value-type="string" office:value="together, at the same time">
            <text:p>together, at the same tim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一緒に帰りましょう。">
            <text:p>一緒に帰りましょう。</text:p>
          </table:table-cell>
          <table:table-cell office:value-type="string" office:value="いっしょ に かえりましょう。">
            <text:p>いっしょ に かえりましょう。</text:p>
          </table:table-cell>
          <table:table-cell office:value-type="string" office:value="Let's go home together.">
            <text:p>Let's go home together.</text:p>
          </table:table-cell>
          <table:table-cell office:value-type="string" office:value="もちろん一緒に行きます。">
            <text:p>もちろん一緒に行きます。</text:p>
          </table:table-cell>
          <table:table-cell office:value-type="string" office:value="もちろん いっしょ に いきます。">
            <text:p>もちろん いっしょ に いきます。</text:p>
          </table:table-cell>
          <table:table-cell office:value-type="string" office:value="Of course I'll go with you.">
            <text:p>Of course I'll go with you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今月">
            <text:p>今月</text:p>
          </table:table-cell>
          <table:table-cell office:value-type="string" office:value="こんげつ">
            <text:p>こんげつ</text:p>
          </table:table-cell>
          <table:table-cell office:value-type="string" office:value="this month">
            <text:p>this month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今月はとても忙しい。">
            <text:p>今月はとても忙しい。</text:p>
          </table:table-cell>
          <table:table-cell office:value-type="string" office:value="こんげつ は とても いそがしい。">
            <text:p>こんげつ は とても いそがしい。</text:p>
          </table:table-cell>
          <table:table-cell office:value-type="string" office:value="I'm very busy this month.">
            <text:p>I'm very busy this month.</text:p>
          </table:table-cell>
          <table:table-cell office:value-type="string" office:value="今月はミーティングがたくさんあります。">
            <text:p>今月はミーティングがたくさんあります。</text:p>
          </table:table-cell>
          <table:table-cell office:value-type="string" office:value="こんげつ は ミーティング が たくさん あります。">
            <text:p>こんげつ は ミーティング が たくさん あります。</text:p>
          </table:table-cell>
          <table:table-cell office:value-type="string" office:value="This month, we have lots of meetings.">
            <text:p>This month, we have lots of meetin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遊ぶ">
            <text:p>遊ぶ</text:p>
          </table:table-cell>
          <table:table-cell office:value-type="string" office:value="あそぶ">
            <text:p>あそぶ</text:p>
          </table:table-cell>
          <table:table-cell office:value-type="string" office:value="play">
            <text:p>pl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子供たちが公園で遊んでいる。">
            <text:p>子供たちが公園で遊んでいる。</text:p>
          </table:table-cell>
          <table:table-cell office:value-type="string" office:value="こども たち が こうえん で あそんで いる。">
            <text:p>こども たち が こうえん で あそんで いる。</text:p>
          </table:table-cell>
          <table:table-cell office:value-type="string" office:value="Kids are playing in the park.">
            <text:p>Kids are playing in the park.</text:p>
          </table:table-cell>
          <table:table-cell office:value-type="string" office:value="友達とトランプをして遊びました。">
            <text:p>友達とトランプをして遊びました。</text:p>
          </table:table-cell>
          <table:table-cell office:value-type="string" office:value="ともだち と トランプ を して あそびました。">
            <text:p>ともだち と トランプ を して あそびました。</text:p>
          </table:table-cell>
          <table:table-cell office:value-type="string" office:value="I played cards with my friends.">
            <text:p>I played cards with my friend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遠い">
            <text:p>遠い</text:p>
          </table:table-cell>
          <table:table-cell office:value-type="string" office:value="とおい">
            <text:p>とおい</text:p>
          </table:table-cell>
          <table:table-cell office:value-type="string" office:value="far, distant">
            <text:p>far, distan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家から学校までは遠いです。">
            <text:p>家から学校までは遠いです。</text:p>
          </table:table-cell>
          <table:table-cell office:value-type="string" office:value="いえ から がっこう まで は とおい です。">
            <text:p>いえ から がっこう まで は とおい です。</text:p>
          </table:table-cell>
          <table:table-cell office:value-type="string" office:value="It's a long way from my house to school.">
            <text:p>It's a long way from my house to school.</text:p>
          </table:table-cell>
          <table:table-cell office:value-type="string" office:value="私の家は駅から遠いです。">
            <text:p>私の家は駅から遠いです。</text:p>
          </table:table-cell>
          <table:table-cell office:value-type="string" office:value="わたし の いえ は えき から とおい です。">
            <text:p>わたし の いえ は えき から とおい です。</text:p>
          </table:table-cell>
          <table:table-cell office:value-type="string" office:value="My house is far from the station.">
            <text:p>My house is far from the statio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い">
            <text:p>弱い</text:p>
          </table:table-cell>
          <table:table-cell office:value-type="string" office:value="よわい">
            <text:p>よわい</text:p>
          </table:table-cell>
          <table:table-cell office:value-type="string" office:value="weak">
            <text:p>weak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その子は体が少し弱い。">
            <text:p>その子は体が少し弱い。</text:p>
          </table:table-cell>
          <table:table-cell office:value-type="string" office:value="その こ は からだ が すこし よわい。">
            <text:p>その こ は からだ が すこし よわい。</text:p>
          </table:table-cell>
          <table:table-cell office:value-type="string" office:value="That child has a somewhat weak constitution.">
            <text:p>That child has a somewhat weak constitution.</text:p>
          </table:table-cell>
          <table:table-cell office:value-type="string" office:value="そのチームは弱かったです。">
            <text:p>そのチームは弱かったです。</text:p>
          </table:table-cell>
          <table:table-cell office:value-type="string" office:value="その チーム は よわかった です。">
            <text:p>その チーム は よわかった です。</text:p>
          </table:table-cell>
          <table:table-cell office:value-type="string" office:value="The team was weak.">
            <text:p>The team was weak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耳">
            <text:p>耳</text:p>
          </table:table-cell>
          <table:table-cell office:value-type="string" office:value="みみ">
            <text:p>みみ</text:p>
          </table:table-cell>
          <table:table-cell office:value-type="string" office:value="ear">
            <text:p>ea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耳がよく聞こえません。">
            <text:p>彼女は耳がよく聞こえません。</text:p>
          </table:table-cell>
          <table:table-cell office:value-type="string" office:value="かのじょ は みみ が よく きこえません。">
            <text:p>かのじょ は みみ が よく きこえません。</text:p>
          </table:table-cell>
          <table:table-cell office:value-type="string" office:value="Her hearing isn't very good.">
            <text:p>Her hearing isn't very good.</text:p>
          </table:table-cell>
          <table:table-cell office:value-type="string" office:value="うちのおじいちゃんは耳が遠い。">
            <text:p>うちのおじいちゃんは耳が遠い。</text:p>
          </table:table-cell>
          <table:table-cell office:value-type="string" office:value="うち の おじいちゃん は みみ が とおい。">
            <text:p>うち の おじいちゃん は みみ が とおい。</text:p>
          </table:table-cell>
          <table:table-cell office:value-type="string" office:value="My grandfather is hard of hearing.">
            <text:p>My grandfather is hard of hear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座る">
            <text:p>座る</text:p>
          </table:table-cell>
          <table:table-cell office:value-type="string" office:value="すわる">
            <text:p>すわる</text:p>
          </table:table-cell>
          <table:table-cell office:value-type="string" office:value="sit, sit down">
            <text:p>sit, sit dow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窓側の席に座った。">
            <text:p>私は窓側の席に座った。</text:p>
          </table:table-cell>
          <table:table-cell office:value-type="string" office:value="わたし は まどがわ の せき に すわった。">
            <text:p>わたし は まどがわ の せき に すわった。</text:p>
          </table:table-cell>
          <table:table-cell office:value-type="string" office:value="I sat in a window seat.">
            <text:p>I sat in a window seat.</text:p>
          </table:table-cell>
          <table:table-cell office:value-type="string" office:value="そこに座ってください。">
            <text:p>そこに座ってください。</text:p>
          </table:table-cell>
          <table:table-cell office:value-type="string" office:value="そこ に すわって ください。">
            <text:p>そこ に すわって ください。</text:p>
          </table:table-cell>
          <table:table-cell office:value-type="string" office:value="Please sit there.">
            <text:p>Please sit the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右">
            <text:p>右</text:p>
          </table:table-cell>
          <table:table-cell office:value-type="string" office:value="みぎ">
            <text:p>みぎ</text:p>
          </table:table-cell>
          <table:table-cell office:value-type="string" office:value="right">
            <text:p>righ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右のポケットにハンカチが入っています。">
            <text:p>右のポケットにハンカチが入っています。</text:p>
          </table:table-cell>
          <table:table-cell office:value-type="string" office:value="みぎ の ポケット に ハンカチ が はいって います。">
            <text:p>みぎ の ポケット に ハンカチ が はいって います。</text:p>
          </table:table-cell>
          <table:table-cell office:value-type="string" office:value="I have a handkerchief in my right pocket.">
            <text:p>I have a handkerchief in my right pocket.</text:p>
          </table:table-cell>
          <table:table-cell office:value-type="string" office:value="彼は右の耳がよく聞こえない。">
            <text:p>彼は右の耳がよく聞こえない。</text:p>
          </table:table-cell>
          <table:table-cell office:value-type="string" office:value="かれ は みぎ の みみ が よく きこえ ない。">
            <text:p>かれ は みぎ の みみ が よく きこえ ない。</text:p>
          </table:table-cell>
          <table:table-cell office:value-type="string" office:value="He can't hear well with his right ear.">
            <text:p>He can't hear well with his right ea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浴びる">
            <text:p>浴びる</text:p>
          </table:table-cell>
          <table:table-cell office:value-type="string" office:value="あびる">
            <text:p>あびる</text:p>
          </table:table-cell>
          <table:table-cell office:value-type="string" office:value="take (a shower), bask">
            <text:p>take (a shower), bas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私は朝、シャワーを浴びます。">
            <text:p>私は朝、シャワーを浴びます。</text:p>
          </table:table-cell>
          <table:table-cell office:value-type="string" office:value="わたし は あさ、シャワー を あびます。">
            <text:p>わたし は あさ、シャワー を あびます。</text:p>
          </table:table-cell>
          <table:table-cell office:value-type="string" office:value="I take a shower in the morning.">
            <text:p>I take a shower in the morning.</text:p>
          </table:table-cell>
          <table:table-cell office:value-type="string" office:value="朝、急いでシャワーを浴びました。">
            <text:p>朝、急いでシャワーを浴びました。</text:p>
          </table:table-cell>
          <table:table-cell office:value-type="string" office:value="あさ、いそいで シャワー を あびました。">
            <text:p>あさ、いそいで シャワー を あびました。</text:p>
          </table:table-cell>
          <table:table-cell office:value-type="string" office:value="I took a very quick shower in the morning.">
            <text:p>I took a very quick shower in the morn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肩">
            <text:p>肩</text:p>
          </table:table-cell>
          <table:table-cell office:value-type="string" office:value="かた">
            <text:p>かた</text:p>
          </table:table-cell>
          <table:table-cell office:value-type="string" office:value="shoulder">
            <text:p>should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肩が凝りました。">
            <text:p>肩が凝りました。</text:p>
          </table:table-cell>
          <table:table-cell office:value-type="string" office:value="かた が こりました。">
            <text:p>かた が こりました。</text:p>
          </table:table-cell>
          <table:table-cell office:value-type="string" office:value="My shoulders are stiff.">
            <text:p>My shoulders are stiff.</text:p>
          </table:table-cell>
          <table:table-cell office:value-type="string" office:value="この頃、よく肩が凝る。">
            <text:p>この頃、よく肩が凝る。</text:p>
          </table:table-cell>
          <table:table-cell office:value-type="string" office:value="このごろ、よく かた が こる。">
            <text:p>このごろ、よく かた が こる。</text:p>
          </table:table-cell>
          <table:table-cell office:value-type="string" office:value="These days I often get stiff shoulders.">
            <text:p>These days I often get stiff shoulder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る">
            <text:p>寝る</text:p>
          </table:table-cell>
          <table:table-cell office:value-type="string" office:value="ねる">
            <text:p>ねる</text:p>
          </table:table-cell>
          <table:table-cell office:value-type="string" office:value="sleep, go to sleep">
            <text:p>sleep, go to sleep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もう寝よう。">
            <text:p>もう寝よう。</text:p>
          </table:table-cell>
          <table:table-cell office:value-type="string" office:value="もう ねよう。">
            <text:p>もう ねよう。</text:p>
          </table:table-cell>
          <table:table-cell office:value-type="string" office:value="Let's go to bed.">
            <text:p>Let's go to bed.</text:p>
          </table:table-cell>
          <table:table-cell office:value-type="string" office:value="彼はベッドで寝ています。">
            <text:p>彼はベッドで寝ています。</text:p>
          </table:table-cell>
          <table:table-cell office:value-type="string" office:value="かれ は ベッド で ねて います。">
            <text:p>かれ は ベッド で ねて います。</text:p>
          </table:table-cell>
          <table:table-cell office:value-type="string" office:value="He's sleeping in the bed.">
            <text:p>He's sleeping in the b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消す">
            <text:p>消す</text:p>
          </table:table-cell>
          <table:table-cell office:value-type="string" office:value="けす">
            <text:p>けす</text:p>
          </table:table-cell>
          <table:table-cell office:value-type="string" office:value="switch off, turn off">
            <text:p>switch off, turn off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昼間は電気を消してください。">
            <text:p>昼間は電気を消してください。</text:p>
          </table:table-cell>
          <table:table-cell office:value-type="string" office:value="ひるま は でんき を けして ください。">
            <text:p>ひるま は でんき を けして ください。</text:p>
          </table:table-cell>
          <table:table-cell office:value-type="string" office:value="Please turn the lights off during the day.">
            <text:p>Please turn the lights off during the day.</text:p>
          </table:table-cell>
          <table:table-cell office:value-type="string" office:value="火を消して。">
            <text:p>火を消して。</text:p>
          </table:table-cell>
          <table:table-cell office:value-type="string" office:value="ひ を けして。">
            <text:p>ひ を けして。</text:p>
          </table:table-cell>
          <table:table-cell office:value-type="string" office:value="Put out the fire.">
            <text:p>Put out the fi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気">
            <text:p>元気</text:p>
          </table:table-cell>
          <table:table-cell office:value-type="string" office:value="げんき">
            <text:p>げんき</text:p>
          </table:table-cell>
          <table:table-cell office:value-type="string" office:value="healthy, energetic">
            <text:p>healthy, energetic</text:p>
          </table:table-cell>
          <table:table-cell office:value-type="string" office:value="Adjectival Noun">
            <text:p>Adjectival Noun</text:p>
          </table:table-cell>
          <table:table-cell office:value-type="string" office:value="2">
            <text:p>2</text:p>
          </table:table-cell>
          <table:table-cell office:value-type="string" office:value="おかげさまで元気です。">
            <text:p>おかげさまで元気です。</text:p>
          </table:table-cell>
          <table:table-cell office:value-type="string" office:value="おかげさま で げんき です。">
            <text:p>おかげさま で げんき です。</text:p>
          </table:table-cell>
          <table:table-cell office:value-type="string" office:value="I'm fine, thank you.">
            <text:p>I'm fine, thank you.</text:p>
          </table:table-cell>
          <table:table-cell office:value-type="string" office:value="彼女はいつも元気だ。">
            <text:p>彼女はいつも元気だ。</text:p>
          </table:table-cell>
          <table:table-cell office:value-type="string" office:value="かのじょ は いつも げんき だ。">
            <text:p>かのじょ は いつも げんき だ。</text:p>
          </table:table-cell>
          <table:table-cell office:value-type="string" office:value="She's always full of energy.">
            <text:p>She's always full of energ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全部">
            <text:p>全部</text:p>
          </table:table-cell>
          <table:table-cell office:value-type="string" office:value="ぜんぶ">
            <text:p>ぜんぶ</text:p>
          </table:table-cell>
          <table:table-cell office:value-type="string" office:value="all, whole">
            <text:p>all, whol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それ、全部ください。">
            <text:p>それ、全部ください。</text:p>
          </table:table-cell>
          <table:table-cell office:value-type="string" office:value="それ ぜんぶ ください。">
            <text:p>それ ぜんぶ ください。</text:p>
          </table:table-cell>
          <table:table-cell office:value-type="string" office:value="I'll take them all.">
            <text:p>I'll take them all.</text:p>
          </table:table-cell>
          <table:table-cell office:value-type="string" office:value="私は平仮名を全部読めます。">
            <text:p>私は平仮名を全部読めます。</text:p>
          </table:table-cell>
          <table:table-cell office:value-type="string" office:value="わたし は ひらがな を ぜんぶ よめます。">
            <text:p>わたし は ひらがな を ぜんぶ よめます。</text:p>
          </table:table-cell>
          <table:table-cell office:value-type="string" office:value="I can read all hiragana.">
            <text:p>I can read all hiragan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去年">
            <text:p>去年</text:p>
          </table:table-cell>
          <table:table-cell office:value-type="string" office:value="きょねん">
            <text:p>きょねん</text:p>
          </table:table-cell>
          <table:table-cell office:value-type="string" office:value="last year (colloquial)">
            <text:p>last year (colloquial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は去年フランスへ行った。">
            <text:p>私は去年フランスへ行った。</text:p>
          </table:table-cell>
          <table:table-cell office:value-type="string" office:value="わたし は きょねん フランス へ いった。">
            <text:p>わたし は きょねん フランス へ いった。</text:p>
          </table:table-cell>
          <table:table-cell office:value-type="string" office:value="I went to France last year.">
            <text:p>I went to France last year.</text:p>
          </table:table-cell>
          <table:table-cell office:value-type="string" office:value="去年のデータを見せてください。">
            <text:p>去年のデータを見せてください。</text:p>
          </table:table-cell>
          <table:table-cell office:value-type="string" office:value="きょねん の データ を みせて ください。">
            <text:p>きょねん の データ を みせて ください。</text:p>
          </table:table-cell>
          <table:table-cell office:value-type="string" office:value="Please show me last year's data.">
            <text:p>Please show me last year's data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引く">
            <text:p>引く</text:p>
          </table:table-cell>
          <table:table-cell office:value-type="string" office:value="ひく">
            <text:p>ひく</text:p>
          </table:table-cell>
          <table:table-cell office:value-type="string" office:value="draw, pull">
            <text:p>draw, pu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このドアは引いてください。">
            <text:p>このドアは引いてください。</text:p>
          </table:table-cell>
          <table:table-cell office:value-type="string" office:value="この ドア は ひいて ください。">
            <text:p>この ドア は ひいて ください。</text:p>
          </table:table-cell>
          <table:table-cell office:value-type="string" office:value="Please pull this door open.">
            <text:p>Please pull this door open.</text:p>
          </table:table-cell>
          <table:table-cell office:value-type="string" office:value="赤い線を2本引いてください。">
            <text:p>赤い線を2本引いてください。</text:p>
          </table:table-cell>
          <table:table-cell office:value-type="string" office:value="あかい せん を 2 ほん ひいて ください。">
            <text:p>あかい せん を 2 ほん ひいて ください。</text:p>
          </table:table-cell>
          <table:table-cell office:value-type="string" office:value="Please draw two red lines.">
            <text:p>Please draw two red lin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図書館">
            <text:p>図書館</text:p>
          </table:table-cell>
          <table:table-cell office:value-type="string" office:value="としょかん">
            <text:p>としょかん</text:p>
          </table:table-cell>
          <table:table-cell office:value-type="string" office:value="library">
            <text:p>libra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図書館で料理の本を借りた。">
            <text:p>図書館で料理の本を借りた。</text:p>
          </table:table-cell>
          <table:table-cell office:value-type="string" office:value="としょかん で りょうり の ほん を かりた。">
            <text:p>としょかん で りょうり の ほん を かりた。</text:p>
          </table:table-cell>
          <table:table-cell office:value-type="string" office:value="I borrowed a cookbook from the library.">
            <text:p>I borrowed a cookbook from the library.</text:p>
          </table:table-cell>
          <table:table-cell office:value-type="string" office:value="日曜日は図書館に行きます。">
            <text:p>日曜日は図書館に行きます。</text:p>
          </table:table-cell>
          <table:table-cell office:value-type="string" office:value="にちようび は としょかん に いきます。">
            <text:p>にちようび は としょかん に いきます。</text:p>
          </table:table-cell>
          <table:table-cell office:value-type="string" office:value="I go to the library on Sundays.">
            <text:p>I go to the library on Sun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上げる">
            <text:p>上げる</text:p>
          </table:table-cell>
          <table:table-cell office:value-type="string" office:value="あげる">
            <text:p>あげる</text:p>
          </table:table-cell>
          <table:table-cell office:value-type="string" office:value="raise, lift">
            <text:p>raise, lif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は荷物をあみだなに上げた。">
            <text:p>彼は荷物をあみだなに上げた。</text:p>
          </table:table-cell>
          <table:table-cell office:value-type="string" office:value="かれ は にもつ を あみだな に あげた。">
            <text:p>かれ は にもつ を あみだな に あげた。</text:p>
          </table:table-cell>
          <table:table-cell office:value-type="string" office:value="He put the luggage on the rack.">
            <text:p>He put the luggage on the rack.</text:p>
          </table:table-cell>
          <table:table-cell office:value-type="string" office:value="分かった人は手を上げてください。">
            <text:p>分かった人は手を上げてください。</text:p>
          </table:table-cell>
          <table:table-cell office:value-type="string" office:value="わかった ひと は て を あげて ください。">
            <text:p>わかった ひと は て を あげて ください。</text:p>
          </table:table-cell>
          <table:table-cell office:value-type="string" office:value="Raise your hand if you know the answer.">
            <text:p>Raise your hand if you know the answer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緑">
            <text:p>緑</text:p>
          </table:table-cell>
          <table:table-cell office:value-type="string" office:value="みどり">
            <text:p>みどり</text:p>
          </table:table-cell>
          <table:table-cell office:value-type="string" office:value="green color, greenery">
            <text:p>green color, greene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この町には緑がたくさんあります。">
            <text:p>この町には緑がたくさんあります。</text:p>
          </table:table-cell>
          <table:table-cell office:value-type="string" office:value="この まち に は みどり が たくさん あります。">
            <text:p>この まち に は みどり が たくさん あります。</text:p>
          </table:table-cell>
          <table:table-cell office:value-type="string" office:value="There's a lot of greenery in this town.">
            <text:p>There's a lot of greenery in this town.</text:p>
          </table:table-cell>
          <table:table-cell office:value-type="string" office:value="あの町は緑を増やしています。">
            <text:p>あの町は緑を増やしています。</text:p>
          </table:table-cell>
          <table:table-cell office:value-type="string" office:value="あの まち は みどり を ふやして います。">
            <text:p>あの まち は みどり を ふやして います。</text:p>
          </table:table-cell>
          <table:table-cell office:value-type="string" office:value="That town is increasing its greenery.">
            <text:p>That town is increasing its greener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腕">
            <text:p>腕</text:p>
          </table:table-cell>
          <table:table-cell office:value-type="string" office:value="うで">
            <text:p>うで</text:p>
          </table:table-cell>
          <table:table-cell office:value-type="string" office:value="arm">
            <text:p>arm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腕は太い。">
            <text:p>彼の腕は太い。</text:p>
          </table:table-cell>
          <table:table-cell office:value-type="string" office:value="かれ の うで は ふとい。">
            <text:p>かれ の うで は ふとい。</text:p>
          </table:table-cell>
          <table:table-cell office:value-type="string" office:value="He has big arms.">
            <text:p>He has big arms.</text:p>
          </table:table-cell>
          <table:table-cell office:value-type="string" office:value="ゴルフのあと、腕が痛くなりました。">
            <text:p>ゴルフのあと、腕が痛くなりました。</text:p>
          </table:table-cell>
          <table:table-cell office:value-type="string" office:value="ゴルフ の あと、うで が いたく なりました。">
            <text:p>ゴルフ の あと、うで が いたく なりました。</text:p>
          </table:table-cell>
          <table:table-cell office:value-type="string" office:value="My arm started to hurt after (playing) golf.">
            <text:p>My arm started to hurt after (playing) go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ドア">
            <text:p>ドア</text:p>
          </table:table-cell>
          <table:table-cell office:value-type="string" office:value="ドア">
            <text:p>ドア</text:p>
          </table:table-cell>
          <table:table-cell office:value-type="string" office:value="door (loan word)">
            <text:p>door (loan word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ドアを開けてください。">
            <text:p>ドアを開けてください。</text:p>
          </table:table-cell>
          <table:table-cell office:value-type="string" office:value="ドア を あけて ください。">
            <text:p>ドア を あけて ください。</text:p>
          </table:table-cell>
          <table:table-cell office:value-type="string" office:value="Please open the door.">
            <text:p>Please open the door.</text:p>
          </table:table-cell>
          <table:table-cell office:value-type="string" office:value="電車のドアが開きました。">
            <text:p>電車のドアが開きました。</text:p>
          </table:table-cell>
          <table:table-cell office:value-type="string" office:value="でんしゃ の ドア が あきました。">
            <text:p>でんしゃ の ドア が あきました。</text:p>
          </table:table-cell>
          <table:table-cell office:value-type="string" office:value="The train door opened.">
            <text:p>The train door open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女の子">
            <text:p>女の子</text:p>
          </table:table-cell>
          <table:table-cell office:value-type="string" office:value="おんなのこ">
            <text:p>おんなのこ</text:p>
          </table:table-cell>
          <table:table-cell office:value-type="string" office:value="little girl">
            <text:p>little gir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の女の子を知っていますか。">
            <text:p>あの女の子を知っていますか。</text:p>
          </table:table-cell>
          <table:table-cell office:value-type="string" office:value="あの おんなのこ を しって います か。">
            <text:p>あの おんなのこ を しって います か。</text:p>
          </table:table-cell>
          <table:table-cell office:value-type="string" office:value="Do you know that little girl?">
            <text:p>Do you know that little girl?</text:p>
          </table:table-cell>
          <table:table-cell office:value-type="string" office:value="彼女は普通の女の子だ。">
            <text:p>彼女は普通の女の子だ。</text:p>
          </table:table-cell>
          <table:table-cell office:value-type="string" office:value="かのじょ は ふつう の おんなのこ だ。">
            <text:p>かのじょ は ふつう の おんなのこ だ。</text:p>
          </table:table-cell>
          <table:table-cell office:value-type="string" office:value="She's just a normal girl.">
            <text:p>She's just a normal gir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男の子">
            <text:p>男の子</text:p>
          </table:table-cell>
          <table:table-cell office:value-type="string" office:value="おとこのこ">
            <text:p>おとこのこ</text:p>
          </table:table-cell>
          <table:table-cell office:value-type="string" office:value="boy">
            <text:p>bo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男の子たちがサッカーをしている。">
            <text:p>男の子たちがサッカーをしている。</text:p>
          </table:table-cell>
          <table:table-cell office:value-type="string" office:value="おとこのこ たち が サッカー を して いる。">
            <text:p>おとこのこ たち が サッカー を して いる。</text:p>
          </table:table-cell>
          <table:table-cell office:value-type="string" office:value="The boys are playing soccer.">
            <text:p>The boys are playing soccer.</text:p>
          </table:table-cell>
          <table:table-cell office:value-type="string" office:value="このクラスは男の子の方が多いです。">
            <text:p>このクラスは男の子の方が多いです。</text:p>
          </table:table-cell>
          <table:table-cell office:value-type="string" office:value="この クラス は おとこのこ の ほう が おおい です。">
            <text:p>この クラス は おとこのこ の ほう が おおい です。</text:p>
          </table:table-cell>
          <table:table-cell office:value-type="string" office:value="There are more boys in this class.">
            <text:p>There are more boys in this clas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私たち">
            <text:p>私たち</text:p>
          </table:table-cell>
          <table:table-cell office:value-type="string" office:value="わたしたち">
            <text:p>わたしたち</text:p>
          </table:table-cell>
          <table:table-cell office:value-type="string" office:value="we (colloquial)">
            <text:p>we (colloquial)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私たちは来月結婚します。">
            <text:p>私たちは来月結婚します。</text:p>
          </table:table-cell>
          <table:table-cell office:value-type="string" office:value="わたし たち は らいげつ けっこん します。">
            <text:p>わたし たち は らいげつ けっこん します。</text:p>
          </table:table-cell>
          <table:table-cell office:value-type="string" office:value="We will get married next month.">
            <text:p>We will get married next month.</text:p>
          </table:table-cell>
          <table:table-cell office:value-type="string" office:value="私たちはビデオゲームをした。">
            <text:p>私たちはビデオゲームをした。</text:p>
          </table:table-cell>
          <table:table-cell office:value-type="string" office:value="わたし たち は ビデオ ゲーム を した。">
            <text:p>わたし たち は ビデオ ゲーム を した。</text:p>
          </table:table-cell>
          <table:table-cell office:value-type="string" office:value="We played a video game.">
            <text:p>We played a video gam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く">
            <text:p>近く</text:p>
          </table:table-cell>
          <table:table-cell office:value-type="string" office:value="ちかく">
            <text:p>ちかく</text:p>
          </table:table-cell>
          <table:table-cell office:value-type="string" office:value="near, close to">
            <text:p>near, close to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駅の近くで食事をした。">
            <text:p>駅の近くで食事をした。</text:p>
          </table:table-cell>
          <table:table-cell office:value-type="string" office:value="えき の ちかく で しょくじ を した。">
            <text:p>えき の ちかく で しょくじ を した。</text:p>
          </table:table-cell>
          <table:table-cell office:value-type="string" office:value="I ate near the station.">
            <text:p>I ate near the station.</text:p>
          </table:table-cell>
          <table:table-cell office:value-type="string" office:value="私の家は駅の近くです。">
            <text:p>私の家は駅の近くです。</text:p>
          </table:table-cell>
          <table:table-cell office:value-type="string" office:value="わたし の いえ は えき の ちかく です。">
            <text:p>わたし の いえ は えき の ちかく です。</text:p>
          </table:table-cell>
          <table:table-cell office:value-type="string" office:value="My house is near the station.">
            <text:p>My house is near the statio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やる">
            <text:p>やる</text:p>
          </table:table-cell>
          <table:table-cell office:value-type="string" office:value="やる">
            <text:p>やる</text:p>
          </table:table-cell>
          <table:table-cell office:value-type="string" office:value="do, give">
            <text:p>do, giv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一緒に宿題をやろう。">
            <text:p>一緒に宿題をやろう。</text:p>
          </table:table-cell>
          <table:table-cell office:value-type="string" office:value="いっしょ に しゅくだい を やろう。">
            <text:p>いっしょ に しゅくだい を やろう。</text:p>
          </table:table-cell>
          <table:table-cell office:value-type="string" office:value="Let's do our homework together.">
            <text:p>Let's do our homework together.</text:p>
          </table:table-cell>
          <table:table-cell office:value-type="string" office:value="宿題は自分でやりなさい。">
            <text:p>宿題は自分でやりなさい。</text:p>
          </table:table-cell>
          <table:table-cell office:value-type="string" office:value="しゅくだい は じぶん で やりなさい。">
            <text:p>しゅくだい は じぶん で やりなさい。</text:p>
          </table:table-cell>
          <table:table-cell office:value-type="string" office:value="Do your homework by yourself.">
            <text:p>Do your homework by yourse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かなり">
            <text:p>かなり</text:p>
          </table:table-cell>
          <table:table-cell office:value-type="string" office:value="かなり">
            <text:p>かなり</text:p>
          </table:table-cell>
          <table:table-cell office:value-type="string" office:value="fairly, rather">
            <text:p>fairly, rather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彼はかなり英語が上手です。">
            <text:p>彼はかなり英語が上手です。</text:p>
          </table:table-cell>
          <table:table-cell office:value-type="string" office:value="かれ は かなり えいご が じょうず です。">
            <text:p>かれ は かなり えいご が じょうず です。</text:p>
          </table:table-cell>
          <table:table-cell office:value-type="string" office:value="His English is pretty good.">
            <text:p>His English is pretty good.</text:p>
          </table:table-cell>
          <table:table-cell office:value-type="string" office:value="この問題はかなり易しいです。">
            <text:p>この問題はかなり易しいです。</text:p>
          </table:table-cell>
          <table:table-cell office:value-type="string" office:value="この もんだい は かなり やさしい です。">
            <text:p>この もんだい は かなり やさしい です。</text:p>
          </table:table-cell>
          <table:table-cell office:value-type="string" office:value="This problem is fairly easy.">
            <text:p>This problem is fairly eas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国">
            <text:p>国</text:p>
          </table:table-cell>
          <table:table-cell office:value-type="string" office:value="くに">
            <text:p>くに</text:p>
          </table:table-cell>
          <table:table-cell office:value-type="string" office:value="country">
            <text:p>country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国について少しお話しましょう。">
            <text:p>私の国について少しお話しましょう。</text:p>
          </table:table-cell>
          <table:table-cell office:value-type="string" office:value="わたし の くに について すこし おはなし しましょう。">
            <text:p>わたし の くに について すこし おはなし しましょう。</text:p>
          </table:table-cell>
          <table:table-cell office:value-type="string" office:value="Let me tell you a bit about my country.">
            <text:p>Let me tell you a bit about my country.</text:p>
          </table:table-cell>
          <table:table-cell office:value-type="string" office:value="私はこの国の文化を勉強しています。">
            <text:p>私はこの国の文化を勉強しています。</text:p>
          </table:table-cell>
          <table:table-cell office:value-type="string" office:value="わたし は この くに の ぶんか を べんきょう して います。">
            <text:p>わたし は この くに の ぶんか を べんきょう して います。</text:p>
          </table:table-cell>
          <table:table-cell office:value-type="string" office:value="I'm studying this country's culture.">
            <text:p>I'm studying this country's cultur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起こる">
            <text:p>起こる</text:p>
          </table:table-cell>
          <table:table-cell office:value-type="string" office:value="おこる">
            <text:p>おこる</text:p>
          </table:table-cell>
          <table:table-cell office:value-type="string" office:value="happen">
            <text:p>happen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町で大事件が起こりました。">
            <text:p>町で大事件が起こりました。</text:p>
          </table:table-cell>
          <table:table-cell office:value-type="string" office:value="まち で だいじけん が おこりました。">
            <text:p>まち で だいじけん が おこりました。</text:p>
          </table:table-cell>
          <table:table-cell office:value-type="string" office:value="There was a major incident in town.">
            <text:p>There was a major incident in town.</text:p>
          </table:table-cell>
          <table:table-cell office:value-type="string" office:value="大変なことが起こりました。">
            <text:p>大変なことが起こりました。</text:p>
          </table:table-cell>
          <table:table-cell office:value-type="string" office:value="たいへんな こと が おこりました。">
            <text:p>たいへんな こと が おこりました。</text:p>
          </table:table-cell>
          <table:table-cell office:value-type="string" office:value="A terrible thing happened.">
            <text:p>A terrible thing happen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秋">
            <text:p>秋</text:p>
          </table:table-cell>
          <table:table-cell office:value-type="string" office:value="あき">
            <text:p>あき</text:p>
          </table:table-cell>
          <table:table-cell office:value-type="string" office:value="autumn, fall">
            <text:p>autumn, fall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女は秋に結婚します。">
            <text:p>彼女は秋に結婚します。</text:p>
          </table:table-cell>
          <table:table-cell office:value-type="string" office:value="かのじょ は あき に けっこん します。">
            <text:p>かのじょ は あき に けっこん します。</text:p>
          </table:table-cell>
          <table:table-cell office:value-type="string" office:value="She'll get married this fall.">
            <text:p>She'll get married this fall.</text:p>
          </table:table-cell>
          <table:table-cell office:value-type="string" office:value="秋はぶどうがおいしいです。">
            <text:p>秋はぶどうがおいしいです。</text:p>
          </table:table-cell>
          <table:table-cell office:value-type="string" office:value="あき は ぶどう が おいしい です。">
            <text:p>あき は ぶどう が おいしい です。</text:p>
          </table:table-cell>
          <table:table-cell office:value-type="string" office:value="Grapes are in season in the autumn.">
            <text:p>Grapes are in season in the autum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る">
            <text:p>送る</text:p>
          </table:table-cell>
          <table:table-cell office:value-type="string" office:value="おくる">
            <text:p>おくる</text:p>
          </table:table-cell>
          <table:table-cell office:value-type="string" office:value="send">
            <text:p>send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の家に荷物を送りました。">
            <text:p>彼の家に荷物を送りました。</text:p>
          </table:table-cell>
          <table:table-cell office:value-type="string" office:value="かれ の いえ に にもつ を おくりました。">
            <text:p>かれ の いえ に にもつ を おくりました。</text:p>
          </table:table-cell>
          <table:table-cell office:value-type="string" office:value="I sent a package to his house.">
            <text:p>I sent a package to his house.</text:p>
          </table:table-cell>
          <table:table-cell office:value-type="string" office:value="彼にエアメールを送りました。">
            <text:p>彼にエアメールを送りました。</text:p>
          </table:table-cell>
          <table:table-cell office:value-type="string" office:value="かれ に エアメール を おくりました。">
            <text:p>かれ に エアメール を おくりました。</text:p>
          </table:table-cell>
          <table:table-cell office:value-type="string" office:value="I sent him a letter by airmail.">
            <text:p>I sent him a letter by airmail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死ぬ">
            <text:p>死ぬ</text:p>
          </table:table-cell>
          <table:table-cell office:value-type="string" office:value="しぬ">
            <text:p>しぬ</text:p>
          </table:table-cell>
          <table:table-cell office:value-type="string" office:value="die">
            <text:p>di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犬が病気で死にました。">
            <text:p>犬が病気で死にました。</text:p>
          </table:table-cell>
          <table:table-cell office:value-type="string" office:value="いぬ が びょうき で しにました。">
            <text:p>いぬ が びょうき で しにました。</text:p>
          </table:table-cell>
          <table:table-cell office:value-type="string" office:value="Our dog died of disease.">
            <text:p>Our dog died of disease.</text:p>
          </table:table-cell>
          <table:table-cell office:value-type="string" office:value="うちのネコが死んで、とても悲しいです。">
            <text:p>うちのネコが死んで、とても悲しいです。</text:p>
          </table:table-cell>
          <table:table-cell office:value-type="string" office:value="うち の ネコ が しんで、とても かなしい です。">
            <text:p>うち の ネコ が しんで、とても かなしい です。</text:p>
          </table:table-cell>
          <table:table-cell office:value-type="string" office:value="I'm very sad that our cat died.">
            <text:p>I'm very sad that our cat die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気持ち">
            <text:p>気持ち</text:p>
          </table:table-cell>
          <table:table-cell office:value-type="string" office:value="きもち">
            <text:p>きもち</text:p>
          </table:table-cell>
          <table:table-cell office:value-type="string" office:value="feeling, sensation">
            <text:p>feeling, sensatio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彼の気持ちが分からない。">
            <text:p>彼の気持ちが分からない。</text:p>
          </table:table-cell>
          <table:table-cell office:value-type="string" office:value="かれ の きもち が わからない。">
            <text:p>かれ の きもち が わからない。</text:p>
          </table:table-cell>
          <table:table-cell office:value-type="string" office:value="I don't know how he feels about me.">
            <text:p>I don't know how he feels about me.</text:p>
          </table:table-cell>
          <table:table-cell office:value-type="string" office:value="このソファーは気持ちがいい。">
            <text:p>このソファーは気持ちがいい。</text:p>
          </table:table-cell>
          <table:table-cell office:value-type="string" office:value="この ソファー は きもち が いい。">
            <text:p>この ソファー は きもち が いい。</text:p>
          </table:table-cell>
          <table:table-cell office:value-type="string" office:value="This sofa feels good.">
            <text:p>This sofa feels good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乗る">
            <text:p>乗る</text:p>
          </table:table-cell>
          <table:table-cell office:value-type="string" office:value="のる">
            <text:p>のる</text:p>
          </table:table-cell>
          <table:table-cell office:value-type="string" office:value="ride, take">
            <text:p>ride, take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駅からはタクシーに乗ってください。">
            <text:p>駅からはタクシーに乗ってください。</text:p>
          </table:table-cell>
          <table:table-cell office:value-type="string" office:value="えき から は タクシー に のって ください。">
            <text:p>えき から は タクシー に のって ください。</text:p>
          </table:table-cell>
          <table:table-cell office:value-type="string" office:value="Please take a taxi from the station.">
            <text:p>Please take a taxi from the station.</text:p>
          </table:table-cell>
          <table:table-cell office:value-type="string" office:value="私たちは船に乗った。">
            <text:p>私たちは船に乗った。</text:p>
          </table:table-cell>
          <table:table-cell office:value-type="string" office:value="わたし たち は ふね に のった。">
            <text:p>わたし たち は ふね に のった。</text:p>
          </table:table-cell>
          <table:table-cell office:value-type="string" office:value="We got on the ship.">
            <text:p>We got on the ship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いる">
            <text:p>いる</text:p>
          </table:table-cell>
          <table:table-cell office:value-type="string" office:value="いる">
            <text:p>いる</text:p>
          </table:table-cell>
          <table:table-cell office:value-type="string" office:value="be present, stay">
            <text:p>be present, stay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今日は一日中家にいました。">
            <text:p>今日は一日中家にいました。</text:p>
          </table:table-cell>
          <table:table-cell office:value-type="string" office:value="きょう は いちにち じゅう うち に いました。">
            <text:p>きょう は いちにち じゅう うち に いました。</text:p>
          </table:table-cell>
          <table:table-cell office:value-type="string" office:value="I was at home all day today.">
            <text:p>I was at home all day today.</text:p>
          </table:table-cell>
          <table:table-cell office:value-type="string" office:value="父は家の中にいます。">
            <text:p>父は家の中にいます。</text:p>
          </table:table-cell>
          <table:table-cell office:value-type="string" office:value="ちち は いえ の なか に います。">
            <text:p>ちち は いえ の なか に います。</text:p>
          </table:table-cell>
          <table:table-cell office:value-type="string" office:value="My father is inside the house.">
            <text:p>My father is inside the hou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木">
            <text:p>木</text:p>
          </table:table-cell>
          <table:table-cell office:value-type="string" office:value="き">
            <text:p>き</text:p>
          </table:table-cell>
          <table:table-cell office:value-type="string" office:value="tree, wood">
            <text:p>tree, woo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台風で木が倒れた。">
            <text:p>台風で木が倒れた。</text:p>
          </table:table-cell>
          <table:table-cell office:value-type="string" office:value="たいふう で き が たおれた。">
            <text:p>たいふう で き が たおれた。</text:p>
          </table:table-cell>
          <table:table-cell office:value-type="string" office:value="A tree fell down in the typhoon.">
            <text:p>A tree fell down in the typhoon.</text:p>
          </table:table-cell>
          <table:table-cell office:value-type="string" office:value="猿も木から落ちる。">
            <text:p>猿も木から落ちる。</text:p>
          </table:table-cell>
          <table:table-cell office:value-type="string" office:value="さる も き から おちる。">
            <text:p>さる も き から おちる。</text:p>
          </table:table-cell>
          <table:table-cell office:value-type="string" office:value="Even monkeys fall from trees.">
            <text:p>Even monkeys fall from tree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開ける">
            <text:p>開ける</text:p>
          </table:table-cell>
          <table:table-cell office:value-type="string" office:value="あける">
            <text:p>あける</text:p>
          </table:table-cell>
          <table:table-cell office:value-type="string" office:value="open, unlock (doors, windows, etc.)">
            <text:p>open, unlock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窓を開けてください。">
            <text:p>窓を開けてください。</text:p>
          </table:table-cell>
          <table:table-cell office:value-type="string" office:value="まど を あけて ください。">
            <text:p>まど を あけて ください。</text:p>
          </table:table-cell>
          <table:table-cell office:value-type="string" office:value="Please open the window.">
            <text:p>Please open the window.</text:p>
          </table:table-cell>
          <table:table-cell office:value-type="string" office:value="朝、カーテンを開けた。">
            <text:p>朝、カーテンを開けた。</text:p>
          </table:table-cell>
          <table:table-cell office:value-type="string" office:value="あさ、カーテン を あけた。">
            <text:p>あさ、カーテン を あけた。</text:p>
          </table:table-cell>
          <table:table-cell office:value-type="string" office:value="I opened the curtains in the morning.">
            <text:p>I opened the curtains in the morning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閉める">
            <text:p>閉める</text:p>
          </table:table-cell>
          <table:table-cell office:value-type="string" office:value="しめる">
            <text:p>しめる</text:p>
          </table:table-cell>
          <table:table-cell office:value-type="string" office:value="shut, close (doors, windows, etc.)">
            <text:p>shut, close (doors, windows, etc.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ちゃんとドアを閉めてよ。">
            <text:p>ちゃんとドアを閉めてよ。</text:p>
          </table:table-cell>
          <table:table-cell office:value-type="string" office:value="ちゃんと ドア を しめて よ。">
            <text:p>ちゃんと ドア を しめて よ。</text:p>
          </table:table-cell>
          <table:table-cell office:value-type="string" office:value="Close the door properly.">
            <text:p>Close the door properly.</text:p>
          </table:table-cell>
          <table:table-cell office:value-type="string" office:value="寒いので窓を閉めてください。">
            <text:p>寒いので窓を閉めてください。</text:p>
          </table:table-cell>
          <table:table-cell office:value-type="string" office:value="さむい ので まど を しめて ください。">
            <text:p>さむい ので まど を しめて ください。</text:p>
          </table:table-cell>
          <table:table-cell office:value-type="string" office:value="It's cold, so please close the window.">
            <text:p>It's cold, so please close the wind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続く">
            <text:p>続く</text:p>
          </table:table-cell>
          <table:table-cell office:value-type="string" office:value="つづく">
            <text:p>つづく</text:p>
          </table:table-cell>
          <table:table-cell office:value-type="string" office:value="continue, follow">
            <text:p>continue, follow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工事は3月まで続きます。">
            <text:p>工事は3月まで続きます。</text:p>
          </table:table-cell>
          <table:table-cell office:value-type="string" office:value="こうじ は 3 がつ まで つづきます。">
            <text:p>こうじ は 3 がつ まで つづきます。</text:p>
          </table:table-cell>
          <table:table-cell office:value-type="string" office:value="Construction will continue until March.">
            <text:p>Construction will continue until March.</text:p>
          </table:table-cell>
          <table:table-cell office:value-type="string" office:value="ここ3日間、雨が続いています。">
            <text:p>ここ3日間、雨が続いています。</text:p>
          </table:table-cell>
          <table:table-cell office:value-type="string" office:value="ここ 3か かん、 あめ が つづいて います。">
            <text:p>ここ 3か かん、 あめ が つづいて います。</text:p>
          </table:table-cell>
          <table:table-cell office:value-type="string" office:value="It has been raining for the last three days.">
            <text:p>It has been raining for the last three 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お医者さん">
            <text:p>お医者さん</text:p>
          </table:table-cell>
          <table:table-cell office:value-type="string" office:value="おいしゃさん">
            <text:p>おいしゃさん</text:p>
          </table:table-cell>
          <table:table-cell office:value-type="string" office:value="doctor (polite)">
            <text:p>doctor (polite)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熱があるのでお医者さんに行った。">
            <text:p>熱があるのでお医者さんに行った。</text:p>
          </table:table-cell>
          <table:table-cell office:value-type="string" office:value="ねつ が ある ので おいしゃさん に いった。">
            <text:p>ねつ が ある ので おいしゃさん に いった。</text:p>
          </table:table-cell>
          <table:table-cell office:value-type="string" office:value="I went to the doctor because I had a fever.">
            <text:p>I went to the doctor because I had a fever.</text:p>
          </table:table-cell>
          <table:table-cell office:value-type="string" office:value="私はこれからお医者さんに行きます。">
            <text:p>私はこれからお医者さんに行きます。</text:p>
          </table:table-cell>
          <table:table-cell office:value-type="string" office:value="わたし は これから おいしゃさん に いきます。">
            <text:p>わたし は これから おいしゃさん に いきます。</text:p>
          </table:table-cell>
          <table:table-cell office:value-type="string" office:value="I'm going to a doctor now.">
            <text:p>I'm going to a doctor now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円">
            <text:p>円</text:p>
          </table:table-cell>
          <table:table-cell office:value-type="string" office:value="えん">
            <text:p>えん</text:p>
          </table:table-cell>
          <table:table-cell office:value-type="string" office:value="Japanese yen">
            <text:p>Japanese yen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カレーライスは700円です。">
            <text:p>カレーライスは700円です。</text:p>
          </table:table-cell>
          <table:table-cell office:value-type="string" office:value="カレーライス は 700 えん です。">
            <text:p>カレーライス は 700 えん です。</text:p>
          </table:table-cell>
          <table:table-cell office:value-type="string" office:value="The curry and rice is 700 yen.">
            <text:p>The curry and rice is 700 yen.</text:p>
          </table:table-cell>
          <table:table-cell office:value-type="string" office:value="この靴は1万円です。">
            <text:p>この靴は1万円です。</text:p>
          </table:table-cell>
          <table:table-cell office:value-type="string" office:value="この くつ は 1 まん えん です。">
            <text:p>この くつ は 1 まん えん です。</text:p>
          </table:table-cell>
          <table:table-cell office:value-type="string" office:value="These shoes are ten thousand yen.">
            <text:p>These shoes are ten thousand yen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ここ">
            <text:p>ここ</text:p>
          </table:table-cell>
          <table:table-cell office:value-type="string" office:value="ここ">
            <text:p>ここ</text:p>
          </table:table-cell>
          <table:table-cell office:value-type="string" office:value="here">
            <text:p>here</text:p>
          </table:table-cell>
          <table:table-cell office:value-type="string" office:value="Pronoun">
            <text:p>Pronoun</text:p>
          </table:table-cell>
          <table:table-cell office:value-type="string" office:value="2">
            <text:p>2</text:p>
          </table:table-cell>
          <table:table-cell office:value-type="string" office:value="ここに本があります。">
            <text:p>ここに本があります。</text:p>
          </table:table-cell>
          <table:table-cell office:value-type="string" office:value="ここ に ほん が あります。">
            <text:p>ここ に ほん が あります。</text:p>
          </table:table-cell>
          <table:table-cell office:value-type="string" office:value="There's a book here.">
            <text:p>There's a book here.</text:p>
          </table:table-cell>
          <table:table-cell office:value-type="string" office:value="ここが私の家です。">
            <text:p>ここが私の家です。</text:p>
          </table:table-cell>
          <table:table-cell office:value-type="string" office:value="ここ が わたし の いえ です。">
            <text:p>ここ が わたし の いえ です。</text:p>
          </table:table-cell>
          <table:table-cell office:value-type="string" office:value="This is my house.">
            <text:p>This is my hou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つ">
            <text:p>待つ</text:p>
          </table:table-cell>
          <table:table-cell office:value-type="string" office:value="まつ">
            <text:p>まつ</text:p>
          </table:table-cell>
          <table:table-cell office:value-type="string" office:value="wait, wait for">
            <text:p>wait, wait for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あなたが来るのを待っています。">
            <text:p>あなたが来るのを待っています。</text:p>
          </table:table-cell>
          <table:table-cell office:value-type="string" office:value="あなた が くる の を まって います。">
            <text:p>あなた が くる の を まって います。</text:p>
          </table:table-cell>
          <table:table-cell office:value-type="string" office:value="I am waiting for you to come.">
            <text:p>I am waiting for you to come.</text:p>
          </table:table-cell>
          <table:table-cell office:value-type="string" office:value="私は二日待った。">
            <text:p>私は二日待った。</text:p>
          </table:table-cell>
          <table:table-cell office:value-type="string" office:value="わたし は ふつか まった。">
            <text:p>わたし は ふつか まった。</text:p>
          </table:table-cell>
          <table:table-cell office:value-type="string" office:value="I waited two days.">
            <text:p>I waited two day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低い">
            <text:p>低い</text:p>
          </table:table-cell>
          <table:table-cell office:value-type="string" office:value="ひくい">
            <text:p>ひくい</text:p>
          </table:table-cell>
          <table:table-cell office:value-type="string" office:value="low, short">
            <text:p>low, short</text:p>
          </table:table-cell>
          <table:table-cell office:value-type="string" office:value="Adjective">
            <text:p>Adjective</text:p>
          </table:table-cell>
          <table:table-cell office:value-type="string" office:value="2">
            <text:p>2</text:p>
          </table:table-cell>
          <table:table-cell office:value-type="string" office:value="彼は背が低い。">
            <text:p>彼は背が低い。</text:p>
          </table:table-cell>
          <table:table-cell office:value-type="string" office:value="かれ は せ が ひくい。">
            <text:p>かれ は せ が ひくい。</text:p>
          </table:table-cell>
          <table:table-cell office:value-type="string" office:value="He's short.">
            <text:p>He's short.</text:p>
          </table:table-cell>
          <table:table-cell office:value-type="string" office:value="彼は低い声で言いました。">
            <text:p>彼は低い声で言いました。</text:p>
          </table:table-cell>
          <table:table-cell office:value-type="string" office:value="かれ は ひくい こえ で いいました。">
            <text:p>かれ は ひくい こえ で いいました。</text:p>
          </table:table-cell>
          <table:table-cell office:value-type="string" office:value="He said in a low voice.">
            <text:p>He said in a low voic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もらう">
            <text:p>もらう</text:p>
          </table:table-cell>
          <table:table-cell office:value-type="string" office:value="もらう">
            <text:p>もらう</text:p>
          </table:table-cell>
          <table:table-cell office:value-type="string" office:value="receive, get (something from someone)">
            <text:p>receive, get (something from someone)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彼女からプレゼントをもらいました。">
            <text:p>彼女からプレゼントをもらいました。</text:p>
          </table:table-cell>
          <table:table-cell office:value-type="string" office:value="かのじょ から プレゼント を もらいました。">
            <text:p>かのじょ から プレゼント を もらいました。</text:p>
          </table:table-cell>
          <table:table-cell office:value-type="string" office:value="I got a present from her.">
            <text:p>I got a present from her.</text:p>
          </table:table-cell>
          <table:table-cell office:value-type="string" office:value="誕生日にプレゼントをもらいました。">
            <text:p>誕生日にプレゼントをもらいました。</text:p>
          </table:table-cell>
          <table:table-cell office:value-type="string" office:value="たんじょうび に プレゼント を もらいました。">
            <text:p>たんじょうび に プレゼント を もらいました。</text:p>
          </table:table-cell>
          <table:table-cell office:value-type="string" office:value="I got some presents on my birthday.">
            <text:p>I got some presents on my birthda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食べる">
            <text:p>食べる</text:p>
          </table:table-cell>
          <table:table-cell office:value-type="string" office:value="たべる">
            <text:p>たべる</text:p>
          </table:table-cell>
          <table:table-cell office:value-type="string" office:value="eat">
            <text:p>eat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昨日タイカレーを食べました。">
            <text:p>昨日タイカレーを食べました。</text:p>
          </table:table-cell>
          <table:table-cell office:value-type="string" office:value="きのう タイ カレー を たべました。">
            <text:p>きのう タイ カレー を たべました。</text:p>
          </table:table-cell>
          <table:table-cell office:value-type="string" office:value="I had Thai curry yesterday.">
            <text:p>I had Thai curry yesterday.</text:p>
          </table:table-cell>
          <table:table-cell office:value-type="string" office:value="昨日の夜は肉をたくさん食べました。">
            <text:p>昨日の夜は肉をたくさん食べました。</text:p>
          </table:table-cell>
          <table:table-cell office:value-type="string" office:value="きのう の よる は にく を たくさん たべました。">
            <text:p>きのう の よる は にく を たくさん たべました。</text:p>
          </table:table-cell>
          <table:table-cell office:value-type="string" office:value="I ate a lot of meat last night.">
            <text:p>I ate a lot of meat last night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兄">
            <text:p>兄</text:p>
          </table:table-cell>
          <table:table-cell office:value-type="string" office:value="あに">
            <text:p>あに</text:p>
          </table:table-cell>
          <table:table-cell office:value-type="string" office:value="(one's own) older brother">
            <text:p>(one's own) older brother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兄は水泳が得意です。">
            <text:p>兄は水泳が得意です。</text:p>
          </table:table-cell>
          <table:table-cell office:value-type="string" office:value="あに は すいえい が とくい です。">
            <text:p>あに は すいえい が とくい です。</text:p>
          </table:table-cell>
          <table:table-cell office:value-type="string" office:value="My big brother is good at swimming.">
            <text:p>My big brother is good at swimming.</text:p>
          </table:table-cell>
          <table:table-cell office:value-type="string" office:value="兄はゴルフを始めました。">
            <text:p>兄はゴルフを始めました。</text:p>
          </table:table-cell>
          <table:table-cell office:value-type="string" office:value="あに は ゴルフ を はじめました。">
            <text:p>あに は ゴルフ を はじめました。</text:p>
          </table:table-cell>
          <table:table-cell office:value-type="string" office:value="My older brother started playing golf.">
            <text:p>My older brother started playing golf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名前">
            <text:p>名前</text:p>
          </table:table-cell>
          <table:table-cell office:value-type="string" office:value="なまえ">
            <text:p>なまえ</text:p>
          </table:table-cell>
          <table:table-cell office:value-type="string" office:value="name">
            <text:p>nam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あなたの名前を教えてください。">
            <text:p>あなたの名前を教えてください。</text:p>
          </table:table-cell>
          <table:table-cell office:value-type="string" office:value="あなた の なまえ を おしえて ください。">
            <text:p>あなた の なまえ を おしえて ください。</text:p>
          </table:table-cell>
          <table:table-cell office:value-type="string" office:value="Please tell me your name.">
            <text:p>Please tell me your name.</text:p>
          </table:table-cell>
          <table:table-cell office:value-type="string" office:value="ローマ字で名前を書いてください。">
            <text:p>ローマ字で名前を書いてください。</text:p>
          </table:table-cell>
          <table:table-cell office:value-type="string" office:value="ローマじ で なまえ を かいて ください。">
            <text:p>ローマじ で なまえ を かいて ください。</text:p>
          </table:table-cell>
          <table:table-cell office:value-type="string" office:value="Please write your name in Roman letters.">
            <text:p>Please write your name in Roman letter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夫">
            <text:p>夫</text:p>
          </table:table-cell>
          <table:table-cell office:value-type="string" office:value="おっと">
            <text:p>おっと</text:p>
          </table:table-cell>
          <table:table-cell office:value-type="string" office:value="husband">
            <text:p>husband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私の夫はサラリーマンです。">
            <text:p>私の夫はサラリーマンです。</text:p>
          </table:table-cell>
          <table:table-cell office:value-type="string" office:value="わたし の おっと は サラリーマン です。">
            <text:p>わたし の おっと は サラリーマン です。</text:p>
          </table:table-cell>
          <table:table-cell office:value-type="string" office:value="My husband is a company employee.">
            <text:p>My husband is a company employee.</text:p>
          </table:table-cell>
          <table:table-cell office:value-type="string" office:value="夫を「パパ」と呼ぶ女の人は少なくない。">
            <text:p>夫を「パパ」と呼ぶ女の人は少なくない。</text:p>
          </table:table-cell>
          <table:table-cell office:value-type="string" office:value="おっと を 「 パパ 」 と よぶ おんな の ひと は すくなく ない。">
            <text:p>おっと を 「 パパ 」 と よぶ おんな の ひと は すくなく ない。</text:p>
          </table:table-cell>
          <table:table-cell office:value-type="string" office:value="Many women call their husbands &quot;Dad.&quot;">
            <text:p>Many women call their husbands "Dad."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">
            <text:p>一</text:p>
          </table:table-cell>
          <table:table-cell office:value-type="string" office:value="いち">
            <text:p>いち</text:p>
          </table:table-cell>
          <table:table-cell office:value-type="string" office:value="one">
            <text:p>one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一から始めましょう。">
            <text:p>一から始めましょう。</text:p>
          </table:table-cell>
          <table:table-cell office:value-type="string" office:value="いち から はじめましょう。">
            <text:p>いち から はじめましょう。</text:p>
          </table:table-cell>
          <table:table-cell office:value-type="string" office:value="Let's start from scratch.">
            <text:p>Let's start from scratch.</text:p>
          </table:table-cell>
          <table:table-cell office:value-type="string" office:value="日本語で一から十まで数えてください。">
            <text:p>日本語で一から十まで数えてください。</text:p>
          </table:table-cell>
          <table:table-cell office:value-type="string" office:value="にほんご で いち から じゅう まで かぞえて ください。">
            <text:p>にほんご で いち から じゅう まで かぞえて ください。</text:p>
          </table:table-cell>
          <table:table-cell office:value-type="string" office:value="Please count from one to ten in Japanese.">
            <text:p>Please count from one to ten in Japanes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婚">
            <text:p>結婚</text:p>
          </table:table-cell>
          <table:table-cell office:value-type="string" office:value="けっこん">
            <text:p>けっこん</text:p>
          </table:table-cell>
          <table:table-cell office:value-type="string" office:value="marriage">
            <text:p>marriage</text:p>
          </table:table-cell>
          <table:table-cell office:value-type="string" office:value="Verbal Noun">
            <text:p>Verbal Noun</text:p>
          </table:table-cell>
          <table:table-cell office:value-type="string" office:value="2">
            <text:p>2</text:p>
          </table:table-cell>
          <table:table-cell office:value-type="string" office:value="彼女は来月結婚します。">
            <text:p>彼女は来月結婚します。</text:p>
          </table:table-cell>
          <table:table-cell office:value-type="string" office:value="かのじょ は らいげつ けっこん します。">
            <text:p>かのじょ は らいげつ けっこん します。</text:p>
          </table:table-cell>
          <table:table-cell office:value-type="string" office:value="She's getting married next month.">
            <text:p>She's getting married next month.</text:p>
          </table:table-cell>
          <table:table-cell office:value-type="string" office:value="私たちは先月11日に結婚しました。">
            <text:p>私たちは先月11日に結婚しました。</text:p>
          </table:table-cell>
          <table:table-cell office:value-type="string" office:value="わたし たち は せんげつ 11 にち に けっこん しました。">
            <text:p>わたし たち は せんげつ 11 にち に けっこん しました。</text:p>
          </table:table-cell>
          <table:table-cell office:value-type="string" office:value="We got married last month on the 11th.">
            <text:p>We got married last month on the 11th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">
            <text:p>親</text:p>
          </table:table-cell>
          <table:table-cell office:value-type="string" office:value="おや">
            <text:p>おや</text:p>
          </table:table-cell>
          <table:table-cell office:value-type="string" office:value="parent">
            <text:p>parent</text:p>
          </table:table-cell>
          <table:table-cell office:value-type="string" office:value="Noun">
            <text:p>Noun</text:p>
          </table:table-cell>
          <table:table-cell office:value-type="string" office:value="2">
            <text:p>2</text:p>
          </table:table-cell>
          <table:table-cell office:value-type="string" office:value="親の愛はありがたい。">
            <text:p>親の愛はありがたい。</text:p>
          </table:table-cell>
          <table:table-cell office:value-type="string" office:value="おや の あい は ありがたい。">
            <text:p>おや の あい は ありがたい。</text:p>
          </table:table-cell>
          <table:table-cell office:value-type="string" office:value="Parental love should be appreciated.">
            <text:p>Parental love should be appreciated.</text:p>
          </table:table-cell>
          <table:table-cell office:value-type="string" office:value="彼女もそのうち、親の気持ちが分かるだろう。">
            <text:p>彼女もそのうち、親の気持ちが分かるだろう。</text:p>
          </table:table-cell>
          <table:table-cell office:value-type="string" office:value="かのじょ も そのうち、 おや の きもち が わかる だろう。">
            <text:p>かのじょ も そのうち、 おや の きもち が わかる だろう。</text:p>
          </table:table-cell>
          <table:table-cell office:value-type="string" office:value="Sooner or later, she'll come to understand her parents' feelings.">
            <text:p>Sooner or later, she'll come to understand her parents' feelings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話す">
            <text:p>話す</text:p>
          </table:table-cell>
          <table:table-cell office:value-type="string" office:value="はなす">
            <text:p>はなす</text:p>
          </table:table-cell>
          <table:table-cell office:value-type="string" office:value="speak, talk">
            <text:p>speak, talk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母と電話で話しました。">
            <text:p>母と電話で話しました。</text:p>
          </table:table-cell>
          <table:table-cell office:value-type="string" office:value="はは と でんわ で はなしました。">
            <text:p>はは と でんわ で はなしました。</text:p>
          </table:table-cell>
          <table:table-cell office:value-type="string" office:value="I spoke to my mother on the phone.">
            <text:p>I spoke to my mother on the phone.</text:p>
          </table:table-cell>
          <table:table-cell office:value-type="string" office:value="もっとゆっくり話してください。">
            <text:p>もっとゆっくり話してください。</text:p>
          </table:table-cell>
          <table:table-cell office:value-type="string" office:value="もっと ゆっくり はなして ください。">
            <text:p>もっと ゆっくり はなして ください。</text:p>
          </table:table-cell>
          <table:table-cell office:value-type="string" office:value="Please speak more slowly.">
            <text:p>Please speak more slowly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少し">
            <text:p>少し</text:p>
          </table:table-cell>
          <table:table-cell office:value-type="string" office:value="すこし">
            <text:p>すこし</text:p>
          </table:table-cell>
          <table:table-cell office:value-type="string" office:value="a bit, a little while">
            <text:p>a bit, a little while</text:p>
          </table:table-cell>
          <table:table-cell office:value-type="string" office:value="Adverb">
            <text:p>Adverb</text:p>
          </table:table-cell>
          <table:table-cell office:value-type="string" office:value="2">
            <text:p>2</text:p>
          </table:table-cell>
          <table:table-cell office:value-type="string" office:value="少し疲れました。">
            <text:p>少し疲れました。</text:p>
          </table:table-cell>
          <table:table-cell office:value-type="string" office:value="すこし つかれました。">
            <text:p>すこし つかれました。</text:p>
          </table:table-cell>
          <table:table-cell office:value-type="string" office:value="I'm a little tired.">
            <text:p>I'm a little tired.</text:p>
          </table:table-cell>
          <table:table-cell office:value-type="string" office:value="ワインを少し飲みました。">
            <text:p>ワインを少し飲みました。</text:p>
          </table:table-cell>
          <table:table-cell office:value-type="string" office:value="ワイン を すこし のみました。">
            <text:p>ワイン を すこし のみました。</text:p>
          </table:table-cell>
          <table:table-cell office:value-type="string" office:value="I drank a little wine.">
            <text:p>I drank a little wine.</text:p>
          </table:table-cell>
          <table:table-cell office:value-type="string" office:value="C1K">
            <text:p>C1K</text:p>
          </table:table-cell>
          <table:table-cell office:value-type="string" office:value="P2">
            <text:p>P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